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style:snap-to-layout-grid="false"/>
    </style:style>
    <style:style style:name="P11" style:family="paragraph" style:parent-style-name="Standard">
      <style:text-properties officeooo:paragraph-rsid="0042f5e4"/>
    </style:style>
    <style:style style:name="P12" style:family="paragraph" style:parent-style-name="Standard">
      <style:paragraph-properties fo:break-before="page"/>
      <style:text-properties officeooo:paragraph-rsid="0042f5e4"/>
    </style:style>
    <style:style style:name="P13" style:family="paragraph" style:parent-style-name="Standard">
      <style:text-properties officeooo:rsid="0015b5c0" officeooo:paragraph-rsid="0015b5c0"/>
    </style:style>
    <style:style style:name="P14" style:family="paragraph" style:parent-style-name="Standard">
      <style:text-properties officeooo:rsid="00160d8d" officeooo:paragraph-rsid="00160d8d"/>
    </style:style>
    <style:style style:name="P15" style:family="paragraph" style:parent-style-name="Standard">
      <style:text-properties officeooo:rsid="001a445f" officeooo:paragraph-rsid="001a445f"/>
    </style:style>
    <style:style style:name="P16" style:family="paragraph" style:parent-style-name="Standard">
      <style:text-properties officeooo:rsid="001b8edd" officeooo:paragraph-rsid="005031b7"/>
    </style:style>
    <style:style style:name="P17" style:family="paragraph" style:parent-style-name="Standard">
      <style:text-properties officeooo:rsid="001b8edd" officeooo:paragraph-rsid="0017a3bf"/>
    </style:style>
    <style:style style:name="P18" style:family="paragraph" style:parent-style-name="Standard">
      <style:text-properties officeooo:rsid="00235504" officeooo:paragraph-rsid="00235504"/>
    </style:style>
    <style:style style:name="P19" style:family="paragraph" style:parent-style-name="Standard">
      <style:text-properties officeooo:rsid="0023ad1f" officeooo:paragraph-rsid="0023ad1f"/>
    </style:style>
    <style:style style:name="P20" style:family="paragraph" style:parent-style-name="Standard">
      <style:text-properties officeooo:paragraph-rsid="004eeb22"/>
    </style:style>
    <style:style style:name="P21" style:family="paragraph" style:parent-style-name="Standard">
      <style:text-properties officeooo:rsid="005a202c" officeooo:paragraph-rsid="005a202c"/>
    </style:style>
    <style:style style:name="P22" style:family="paragraph" style:parent-style-name="Standard">
      <style:text-properties officeooo:rsid="006ca824" officeooo:paragraph-rsid="006ca824"/>
    </style:style>
    <style:style style:name="P23" style:family="paragraph" style:parent-style-name="Standard">
      <style:text-properties fo:language="en" fo:country="US" style:language-complex="ar" style:country-complex="SA"/>
    </style:style>
    <style:style style:name="P24"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5" style:family="paragraph" style:parent-style-name="Footnote">
      <style:text-properties officeooo:rsid="0040f1f5" officeooo:paragraph-rsid="0040f1f5"/>
    </style:style>
    <style:style style:name="P26" style:family="paragraph" style:parent-style-name="Footnote">
      <style:text-properties officeooo:paragraph-rsid="0040f1f5"/>
    </style:style>
    <style:style style:name="P27" style:family="paragraph" style:parent-style-name="Footnote">
      <style:text-properties officeooo:paragraph-rsid="00449f48"/>
    </style:style>
    <style:style style:name="P28" style:family="paragraph" style:parent-style-name="Footnote">
      <style:text-properties officeooo:rsid="004eeb22" officeooo:paragraph-rsid="004eeb22"/>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paragraph-rsid="00249149"/>
    </style:style>
    <style:style style:name="P34" style:family="paragraph" style:parent-style-name="Standard">
      <style:text-properties officeooo:paragraph-rsid="0078fd42"/>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4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41" style:family="paragraph" style:parent-style-name="Heading_20_1" style:master-page-name="First_20_Page">
      <style:paragraph-properties style:page-number="auto"/>
    </style:style>
    <style:style style:name="P42" style:family="paragraph" style:parent-style-name="Heading_20_2">
      <style:text-properties officeooo:rsid="0015b5c0" officeooo:paragraph-rsid="0015b5c0"/>
    </style:style>
    <style:style style:name="P43" style:family="paragraph" style:parent-style-name="Heading_20_2">
      <style:text-properties officeooo:rsid="005a202c" officeooo:paragraph-rsid="005a202c"/>
    </style:style>
    <style:style style:name="P44"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45" style:family="paragraph" style:parent-style-name="Heading_20_3">
      <style:text-properties officeooo:rsid="00160d8d" officeooo:paragraph-rsid="00160d8d"/>
    </style:style>
    <style:style style:name="P46" style:family="paragraph" style:parent-style-name="Heading_20_4">
      <style:text-properties fo:font-size="12pt" style:font-size-asian="12pt" style:font-size-complex="12pt"/>
    </style:style>
    <style:style style:name="P47" style:family="paragraph" style:parent-style-name="Heading_20_4">
      <style:text-properties style:font-name="Arial" fo:font-size="12pt" style:font-size-asian="12pt" style:font-size-complex="12pt"/>
    </style:style>
    <style:style style:name="P4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49" style:family="paragraph" style:parent-style-name="Standard" style:list-style-name="L2">
      <style:text-properties style:use-window-font-color="true" loext:opacity="0%" style:font-name-asian="Helvetica" style:font-name-complex="Helvetica"/>
    </style:style>
    <style:style style:name="P50" style:family="paragraph" style:parent-style-name="Standard" style:list-style-name="L4">
      <style:text-properties officeooo:rsid="00160d8d" officeooo:paragraph-rsid="00160d8d"/>
    </style:style>
    <style:style style:name="P51" style:family="paragraph" style:parent-style-name="Standard">
      <style:text-properties officeooo:rsid="00160d8d" officeooo:paragraph-rsid="00160d8d"/>
    </style:style>
    <style:style style:name="P52" style:family="paragraph" style:parent-style-name="Standard">
      <style:text-properties officeooo:rsid="001749a6" officeooo:paragraph-rsid="001749a6"/>
    </style:style>
    <style:style style:name="P53" style:family="paragraph" style:parent-style-name="Standard" style:list-style-name="L5">
      <style:text-properties officeooo:rsid="001749a6" officeooo:paragraph-rsid="001749a6"/>
    </style:style>
    <style:style style:name="P54" style:family="paragraph" style:parent-style-name="Standard" style:list-style-name="L1">
      <style:text-properties officeooo:paragraph-rsid="00249149"/>
    </style:style>
    <style:style style:name="P55" style:family="paragraph" style:parent-style-name="Standard" style:list-style-name="L1">
      <style:text-properties officeooo:rsid="00249149" officeooo:paragraph-rsid="00249149"/>
    </style:style>
    <style:style style:name="P56" style:family="paragraph" style:parent-style-name="Standard">
      <style:text-properties officeooo:rsid="00249149" officeooo:paragraph-rsid="00249149"/>
    </style:style>
    <style:style style:name="P57" style:family="paragraph" style:parent-style-name="Standard" style:list-style-name="L3"/>
    <style:style style:name="P58" style:family="paragraph" style:parent-style-name="Standard" style:list-style-name="L5">
      <style:text-properties officeooo:paragraph-rsid="001749a6"/>
    </style:style>
    <style:style style:name="P59" style:family="paragraph" style:parent-style-name="Standard">
      <style:text-properties officeooo:paragraph-rsid="0078fd42"/>
    </style:style>
    <style:style style:name="P60" style:family="paragraph" style:parent-style-name="Standard">
      <style:text-properties officeooo:rsid="001b8edd" officeooo:paragraph-rsid="005031b7"/>
    </style:style>
    <style:style style:name="P61" style:family="paragraph" style:parent-style-name="Standard">
      <style:text-properties officeooo:rsid="0015b5c0" officeooo:paragraph-rsid="0015b5c0"/>
    </style:style>
    <style:style style:name="P62" style:family="paragraph" style:parent-style-name="Standard">
      <style:text-properties officeooo:paragraph-rsid="001749a6"/>
    </style:style>
    <style:style style:name="P63" style:family="paragraph" style:parent-style-name="Standard">
      <style:text-properties officeooo:paragraph-rsid="00249149"/>
    </style:style>
    <style:style style:name="P64" style:family="paragraph" style:parent-style-name="Standard">
      <style:text-properties officeooo:rsid="0023ad1f" officeooo:paragraph-rsid="0023ad1f"/>
    </style:style>
    <style:style style:name="P65" style:family="paragraph" style:parent-style-name="Standard">
      <style:text-properties officeooo:rsid="005a202c" officeooo:paragraph-rsid="005a202c"/>
    </style:style>
    <style:style style:name="P66" style:family="paragraph" style:parent-style-name="Standard">
      <style:text-properties officeooo:rsid="007d5b33" officeooo:paragraph-rsid="007d5b33"/>
    </style:style>
    <style:style style:name="P67" style:family="paragraph">
      <style:paragraph-properties style:writing-mode="lr-tb"/>
      <style:text-properties style:font-name="Liberation Sans" fo:font-size="1pt"/>
    </style:style>
    <style:style style:name="P6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16" style:family="text">
      <style:text-properties style:use-window-font-color="true" loext:opacity="0%"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19" style:family="text">
      <style:text-properties officeooo:rsid="0032b2c6"/>
    </style:style>
    <style:style style:name="T20" style:family="text">
      <style:text-properties style:font-name="Times New Roman1"/>
    </style:style>
    <style:style style:name="T21" style:family="text">
      <style:text-properties style:font-name="Times New Roman1" fo:font-size="10pt" style:font-size-asian="10pt" style:font-size-complex="10pt"/>
    </style:style>
    <style:style style:name="T22" style:family="text">
      <style:text-properties style:font-name="Times New Roman" style:font-name-asian="Times New Roman1" style:font-name-complex="Times New Roman1"/>
    </style:style>
    <style:style style:name="T23" style:family="text">
      <style:text-properties fo:language="en" fo:country="US" style:language-complex="ar" style:country-complex="SA"/>
    </style:style>
    <style:style style:name="T24" style:family="text">
      <style:text-properties style:text-position="sub 58%"/>
    </style:style>
    <style:style style:name="T25" style:family="text">
      <style:text-properties officeooo:rsid="00160d8d"/>
    </style:style>
    <style:style style:name="T26" style:family="text">
      <style:text-properties officeooo:rsid="001749a6"/>
    </style:style>
    <style:style style:name="T27" style:family="text">
      <style:text-properties officeooo:rsid="001c7e29"/>
    </style:style>
    <style:style style:name="T28" style:family="text">
      <style:text-properties officeooo:rsid="001efb36"/>
    </style:style>
    <style:style style:name="T29" style:family="text">
      <style:text-properties officeooo:rsid="001ffe2a"/>
    </style:style>
    <style:style style:name="T30" style:family="text">
      <style:text-properties officeooo:rsid="00241e22"/>
    </style:style>
    <style:style style:name="T31" style:family="text">
      <style:text-properties officeooo:rsid="00249149"/>
    </style:style>
    <style:style style:name="T32" style:family="text">
      <style:text-properties officeooo:rsid="0025d7d9"/>
    </style:style>
    <style:style style:name="T33" style:family="text">
      <style:text-properties officeooo:rsid="00265220"/>
    </style:style>
    <style:style style:name="T34" style:family="text">
      <style:text-properties officeooo:rsid="00290929"/>
    </style:style>
    <style:style style:name="T35" style:family="text">
      <style:text-properties officeooo:rsid="002acc63"/>
    </style:style>
    <style:style style:name="T36" style:family="text">
      <style:text-properties officeooo:rsid="003adfd0"/>
    </style:style>
    <style:style style:name="T37" style:family="text">
      <style:text-properties officeooo:rsid="00449f48"/>
    </style:style>
    <style:style style:name="T38" style:family="text">
      <style:text-properties officeooo:rsid="004b5d3f"/>
    </style:style>
    <style:style style:name="T39" style:family="text">
      <style:text-properties officeooo:rsid="004eeb22"/>
    </style:style>
    <style:style style:name="T40" style:family="text">
      <style:text-properties officeooo:rsid="005935ee"/>
    </style:style>
    <style:style style:name="T41" style:family="text">
      <style:text-properties officeooo:rsid="005a202c"/>
    </style:style>
    <style:style style:name="T42" style:family="text">
      <style:text-properties officeooo:rsid="005cf97f"/>
    </style:style>
    <style:style style:name="T43" style:family="text">
      <style:text-properties officeooo:rsid="005e3faa"/>
    </style:style>
    <style:style style:name="T44" style:family="text">
      <style:text-properties officeooo:rsid="005e48f1"/>
    </style:style>
    <style:style style:name="T45" style:family="text">
      <style:text-properties officeooo:rsid="005e9976"/>
    </style:style>
    <style:style style:name="T46" style:family="text">
      <style:text-properties officeooo:rsid="005fe57d"/>
    </style:style>
    <style:style style:name="T47" style:family="text">
      <style:text-properties officeooo:rsid="0068cb73"/>
    </style:style>
    <style:style style:name="T48" style:family="text">
      <style:text-properties officeooo:rsid="006e13d9"/>
    </style:style>
    <style:style style:name="T49" style:family="text">
      <style:text-properties officeooo:rsid="006ef313"/>
    </style:style>
    <style:style style:name="T50" style:family="text">
      <style:text-properties officeooo:rsid="0017a3bf"/>
    </style:style>
    <style:style style:name="T51" style:family="text">
      <style:text-properties officeooo:rsid="0078fd42"/>
    </style:style>
    <style:style style:name="T52" style:family="text">
      <style:text-properties officeooo:rsid="007937f0"/>
    </style:style>
    <style:style style:name="T53" style:family="text">
      <style:text-properties officeooo:rsid="007b056b"/>
    </style:style>
    <style:style style:name="T54" style:family="text">
      <style:text-properties officeooo:rsid="001b8edd"/>
    </style:style>
    <style:style style:name="T55" style:family="text">
      <style:text-properties officeooo:rsid="007e8d19"/>
    </style:style>
    <style:style style:name="T56"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39409910224" text:id="ct94039409910224">
          <text:format-change>
            <office:change-info>
              <dc:creator>Unknown Author</dc:creator>
              <dc:date>2022-11-06T10:49:55</dc:date>
            </office:change-info>
          </text:format-change>
        </text:changed-region>
        <text:changed-region xml:id="ct94039318306832" text:id="ct94039318306832">
          <text:deletion>
            <office:change-info>
              <dc:creator>Unknown Author</dc:creator>
              <dc:date>2022-04-10T12:28:47</dc:date>
            </office:change-info>
            <text:p text:style-name="Figure">Voltage Mode</text:p>
          </text:deletion>
        </text:changed-region>
        <text:changed-region xml:id="ct94039318312240" text:id="ct94039318312240">
          <text:insertion>
            <office:change-info>
              <dc:creator>Unknown Author</dc:creator>
              <dc:date>2022-04-10T12:28:49</dc:date>
            </office:change-info>
          </text:insertion>
        </text:changed-region>
        <text:changed-region xml:id="ct94039318334896" text:id="ct94039318334896">
          <text:insertion>
            <office:change-info>
              <dc:creator>Unknown Author</dc:creator>
              <dc:date>2022-04-10T12:32:54</dc:date>
            </office:change-info>
          </text:insertion>
        </text:changed-region>
        <text:changed-region xml:id="ct94039318318432" text:id="ct94039318318432">
          <text:deletion>
            <office:change-info>
              <dc:creator>Unknown Author</dc:creator>
              <dc:date>2022-04-10T12:32:10</dc:date>
            </office:change-info>
            <text:p text:style-name="Figure">Current </text:p>
          </text:deletion>
        </text:changed-region>
        <text:changed-region xml:id="ct94039318341024" text:id="ct94039318341024">
          <text:insertion>
            <office:change-info>
              <dc:creator>Unknown Author</dc:creator>
              <dc:date>2022-04-10T12:32:10</dc:date>
            </office:change-info>
          </text:insertion>
        </text:changed-region>
        <text:changed-region xml:id="ct94039318341296" text:id="ct94039318341296">
          <text:deletion>
            <office:change-info>
              <dc:creator>Unknown Author</dc:creator>
              <dc:date>2022-04-10T12:32:25</dc:date>
            </office:change-info>
            <text:p text:style-name="Figure"><text:span text:style-name="T15">Mode Consumer</text:span></text:p>
          </text:deletion>
        </text:changed-region>
        <text:changed-region xml:id="ct94039318341536" text:id="ct94039318341536">
          <text:deletion>
            <office:change-info>
              <dc:creator>Unknown Author</dc:creator>
              <dc:date>2022-04-10T12:33:09</dc:date>
            </office:change-info>
            <text:p text:style-name="Figure">Voltage &amp; Current Mode</text:p>
          </text:deletion>
        </text:changed-region>
        <text:changed-region xml:id="ct94039318376096" text:id="ct94039318376096">
          <text:insertion>
            <office:change-info>
              <dc:creator>Unknown Author</dc:creator>
              <dc:date>2022-04-10T12:33:09</dc:date>
            </office:change-info>
          </text:insertion>
        </text:changed-region>
        <text:changed-region xml:id="ct94039318377040" text:id="ct94039318377040">
          <text:insertion>
            <office:change-info>
              <dc:creator>Unknown Author</dc:creator>
              <dc:date>2022-04-10T12:33:25</dc:date>
            </office:change-info>
          </text:insertion>
        </text:changed-region>
        <text:changed-region xml:id="ct94039281657920" text:id="ct94039281657920">
          <text:deletion>
            <office:change-info>
              <dc:creator>Unknown Author</dc:creator>
              <dc:date>2022-04-10T11:32:02</dc:date>
            </office:change-info>
            <text:p text:style-name="Standard"><text:s/></text:p>
          </text:deletion>
        </text:changed-region>
        <text:changed-region xml:id="ct94039281658208" text:id="ct94039281658208">
          <text:deletion>
            <office:change-info>
              <dc:creator>Unknown Author</dc:creator>
              <dc:date>2022-04-10T11:31:57</dc:date>
            </office:change-info>
            <text:p text:style-name="Standard"><text:span text:style-name="T16"><text:s/></text:span></text:p>
          </text:deletion>
        </text:changed-region>
        <text:changed-region xml:id="ct94039317590464" text:id="ct94039317590464">
          <text:deletion>
            <office:change-info>
              <dc:creator>Unknown Author</dc:creator>
              <dc:date>2022-04-10T11:32:05</dc:date>
            </office:change-info>
            <text:p text:style-name="Standard"><text:s/></text:p>
          </text:deletion>
        </text:changed-region>
        <text:changed-region xml:id="ct94039317598640" text:id="ct94039317598640">
          <text:deletion>
            <office:change-info>
              <dc:creator>Unknown Author</dc:creator>
              <dc:date>2022-04-10T11:32:08</dc:date>
            </office:change-info>
            <text:p text:style-name="Standard"><text:s/></text:p>
          </text:deletion>
        </text:changed-region>
        <text:changed-region xml:id="ct94039317599344" text:id="ct94039317599344">
          <text:deletion>
            <office:change-info>
              <dc:creator>Unknown Author</dc:creator>
              <dc:date>2022-04-10T11:32:13</dc:date>
            </office:change-info>
            <text:p text:style-name="Standard"><text:s text:c="2"/></text:p>
          </text:deletion>
        </text:changed-region>
        <text:changed-region xml:id="ct94039317610208" text:id="ct94039317610208">
          <text:deletion>
            <office:change-info>
              <dc:creator>Unknown Author</dc:creator>
              <dc:date>2022-04-10T11:32:17</dc:date>
            </office:change-info>
            <text:p text:style-name="Standard"><text:s/></text:p>
          </text:deletion>
        </text:changed-region>
        <text:changed-region xml:id="ct94039317610928" text:id="ct94039317610928">
          <text:deletion>
            <office:change-info>
              <dc:creator>Unknown Author</dc:creator>
              <dc:date>2022-04-10T11:32:21</dc:date>
            </office:change-info>
            <text:p text:style-name="Standard"><text:s/></text:p>
          </text:deletion>
        </text:changed-region>
        <text:changed-region xml:id="ct94039317612592" text:id="ct94039317612592">
          <text:deletion>
            <office:change-info>
              <dc:creator>Unknown Author</dc:creator>
              <dc:date>2022-04-10T11:32:25</dc:date>
            </office:change-info>
            <text:p text:style-name="Standard"><text:s/></text:p>
          </text:deletion>
        </text:changed-region>
        <text:changed-region xml:id="ct94039318218496" text:id="ct94039318218496">
          <text:deletion>
            <office:change-info>
              <dc:creator>Unknown Author</dc:creator>
              <dc:date>2022-04-10T11:32:28</dc:date>
            </office:change-info>
            <text:p text:style-name="Standard"><text:s/></text:p>
          </text:deletion>
        </text:changed-region>
        <text:changed-region xml:id="ct94039318219136" text:id="ct94039318219136">
          <text:deletion>
            <office:change-info>
              <dc:creator>Unknown Author</dc:creator>
              <dc:date>2022-04-10T11:32:33</dc:date>
            </office:change-info>
            <text:p text:style-name="Standard"><text:s/></text:p>
          </text:deletion>
        </text:changed-region>
        <text:changed-region xml:id="ct94039318222576" text:id="ct94039318222576">
          <text:deletion>
            <office:change-info>
              <dc:creator>Unknown Author</dc:creator>
              <dc:date>2022-04-10T11:32:36</dc:date>
            </office:change-info>
            <text:p text:style-name="Standard"><text:s/></text:p>
          </text:deletion>
        </text:changed-region>
        <text:changed-region xml:id="ct94039318225776" text:id="ct94039318225776">
          <text:deletion>
            <office:change-info>
              <dc:creator>Unknown Author</dc:creator>
              <dc:date>2022-04-10T11:32:40</dc:date>
            </office:change-info>
            <text:p text:style-name="Standard"><text:s/></text:p>
          </text:deletion>
        </text:changed-region>
        <text:changed-region xml:id="ct94039318219376" text:id="ct94039318219376">
          <text:deletion>
            <office:change-info>
              <dc:creator>Unknown Author</dc:creator>
              <dc:date>2022-04-10T11:33:47</dc:date>
            </office:change-info>
            <text:p text:style-name="Standard"><text:s/></text:p>
          </text:deletion>
        </text:changed-region>
        <text:changed-region xml:id="ct94039318221136" text:id="ct94039318221136">
          <text:deletion>
            <office:change-info>
              <dc:creator>Unknown Author</dc:creator>
              <dc:date>2022-04-10T11:32:43</dc:date>
            </office:change-info>
            <text:p text:style-name="Standard"><text:s/></text:p>
          </text:deletion>
        </text:changed-region>
        <text:changed-region xml:id="ct94039318221424" text:id="ct94039318221424">
          <text:deletion>
            <office:change-info>
              <dc:creator>Unknown Author</dc:creator>
              <dc:date>2022-04-10T11:33:03</dc:date>
            </office:change-info>
            <text:p text:style-name="Standard"><text:s/></text:p>
          </text:deletion>
        </text:changed-region>
        <text:changed-region xml:id="ct94039318221712" text:id="ct94039318221712">
          <text:deletion>
            <office:change-info>
              <dc:creator>Unknown Author</dc:creator>
              <dc:date>2022-04-10T11:32:49</dc:date>
            </office:change-info>
            <text:p text:style-name="Standard"><text:s/></text:p>
          </text:deletion>
        </text:changed-region>
        <text:changed-region xml:id="ct94039318222000" text:id="ct94039318222000">
          <text:deletion>
            <office:change-info>
              <dc:creator>Unknown Author</dc:creator>
              <dc:date>2022-04-10T11:32:53</dc:date>
            </office:change-info>
            <text:p text:style-name="Standard">guage</text:p>
          </text:deletion>
        </text:changed-region>
        <text:changed-region xml:id="ct94039318222288" text:id="ct94039318222288">
          <text:insertion>
            <office:change-info>
              <dc:creator>Unknown Author</dc:creator>
              <dc:date>2022-04-10T11:32:53</dc:date>
            </office:change-info>
          </text:insertion>
        </text:changed-region>
        <text:changed-region xml:id="ct94039318238816" text:id="ct94039318238816">
          <text:deletion>
            <office:change-info>
              <dc:creator>Unknown Author</dc:creator>
              <dc:date>2022-04-10T11:33:08</dc:date>
            </office:change-info>
            <text:p text:style-name="Standard"><text:s/></text:p>
          </text:deletion>
        </text:changed-region>
        <text:changed-region xml:id="ct94039318239376" text:id="ct94039318239376">
          <text:deletion>
            <office:change-info>
              <dc:creator>Unknown Author</dc:creator>
              <dc:date>2022-04-10T11:33:12</dc:date>
            </office:change-info>
            <text:p text:style-name="Standard"><text:s/></text:p>
          </text:deletion>
        </text:changed-region>
        <text:changed-region xml:id="ct94039318239616" text:id="ct94039318239616">
          <text:deletion>
            <office:change-info>
              <dc:creator>Unknown Author</dc:creator>
              <dc:date>2022-04-10T11:33:21</dc:date>
            </office:change-info>
            <text:p text:style-name="Standard"><text:s/></text:p>
          </text:deletion>
        </text:changed-region>
        <text:changed-region xml:id="ct94039318239856" text:id="ct94039318239856">
          <text:deletion>
            <office:change-info>
              <dc:creator>Unknown Author</dc:creator>
              <dc:date>2022-04-10T11:33:25</dc:date>
            </office:change-info>
            <text:p text:style-name="Standard"><text:s/></text:p>
          </text:deletion>
        </text:changed-region>
        <text:changed-region xml:id="ct94039280193824" text:id="ct94039280193824">
          <text:deletion>
            <office:change-info>
              <dc:creator>Unknown Author</dc:creator>
              <dc:date>2022-11-06T10:50:48</dc:date>
            </office:change-info>
            <text:p text:style-name="Standard"><text:s/></text:p>
          </text:deletion>
        </text:changed-region>
        <text:changed-region xml:id="ct94039336232960" text:id="ct94039336232960">
          <text:deletion>
            <office:change-info>
              <dc:creator>Unknown Author</dc:creator>
              <dc:date>2022-04-10T11:33:28</dc:date>
            </office:change-info>
            <text:p text:style-name="P13"><text:s/></text:p>
          </text:deletion>
        </text:changed-region>
        <text:changed-region xml:id="ct94039318249664" text:id="ct94039318249664">
          <text:deletion>
            <office:change-info>
              <dc:creator>Unknown Author</dc:creator>
              <dc:date>2022-04-10T11:33:32</dc:date>
            </office:change-info>
            <text:p text:style-name="P13"><text:span text:style-name="T25"><text:s/></text:span></text:p>
          </text:deletion>
        </text:changed-region>
        <text:changed-region xml:id="ct94039318249904" text:id="ct94039318249904">
          <text:deletion>
            <office:change-info>
              <dc:creator>Unknown Author</dc:creator>
              <dc:date>2022-04-10T11:33:36</dc:date>
            </office:change-info>
            <text:p text:style-name="P13"><text:span text:style-name="T25"><text:s/></text:span></text:p>
          </text:deletion>
        </text:changed-region>
        <text:changed-region xml:id="ct94039318250144" text:id="ct94039318250144">
          <text:deletion>
            <office:change-info>
              <dc:creator>Unknown Author</dc:creator>
              <dc:date>2022-04-10T11:33:39</dc:date>
            </office:change-info>
            <text:p text:style-name="P13"><text:span text:style-name="T25"><text:s/></text:span></text:p>
          </text:deletion>
        </text:changed-region>
        <text:changed-region xml:id="ct94039318250384" text:id="ct94039318250384">
          <text:deletion>
            <office:change-info>
              <dc:creator>Unknown Author</dc:creator>
              <dc:date>2022-04-10T11:33:42</dc:date>
            </office:change-info>
            <text:p text:style-name="P14"><text:s/></text:p>
          </text:deletion>
        </text:changed-region>
        <text:changed-region xml:id="ct94039318262832" text:id="ct94039318262832">
          <text:insertion>
            <office:change-info>
              <dc:creator>Unknown Author</dc:creator>
              <dc:date>2022-04-10T11:59:58</dc:date>
            </office:change-info>
          </text:insertion>
        </text:changed-region>
        <text:changed-region xml:id="ct94039318257152" text:id="ct94039318257152">
          <text:insertion>
            <office:change-info>
              <dc:creator>Unknown Author</dc:creator>
              <dc:date>2022-04-10T12:00:01</dc:date>
            </office:change-info>
          </text:insertion>
        </text:changed-region>
        <text:changed-region xml:id="ct94039318274128" text:id="ct94039318274128">
          <text:deletion>
            <office:change-info>
              <dc:creator>Unknown Author</dc:creator>
              <dc:date>2022-04-10T11:33:52</dc:date>
            </office:change-info>
            <text:p text:style-name="P34"><text:span text:style-name="T25"><text:s/></text:span></text:p>
          </text:deletion>
        </text:changed-region>
        <text:changed-region xml:id="ct94039318273840" text:id="ct94039318273840">
          <text:deletion>
            <office:change-info>
              <dc:creator>Unknown Author</dc:creator>
              <dc:date>2022-04-10T12:00:56</dc:date>
            </office:change-info>
            <text:p text:style-name="P34"><text:span text:style-name="T26">s</text:span></text:p>
          </text:deletion>
        </text:changed-region>
        <text:changed-region xml:id="ct94039318273552" text:id="ct94039318273552">
          <text:insertion>
            <office:change-info>
              <dc:creator>Unknown Author</dc:creator>
              <dc:date>2022-04-10T12:00:56</dc:date>
            </office:change-info>
          </text:insertion>
        </text:changed-region>
        <text:changed-region xml:id="ct94039318271104" text:id="ct94039318271104">
          <text:deletion>
            <office:change-info>
              <dc:creator>Unknown Author</dc:creator>
              <dc:date>2022-04-10T12:14:49</dc:date>
            </office:change-info>
            <text:p text:style-name="P34"><text:span text:style-name="T26">-</text:span></text:p>
          </text:deletion>
        </text:changed-region>
        <text:changed-region xml:id="ct94039318270816" text:id="ct94039318270816">
          <text:insertion>
            <office:change-info>
              <dc:creator>Unknown Author</dc:creator>
              <dc:date>2022-04-10T12:14:49</dc:date>
            </office:change-info>
          </text:insertion>
        </text:changed-region>
        <text:changed-region xml:id="ct94039318288992" text:id="ct94039318288992">
          <text:deletion>
            <office:change-info>
              <dc:creator>Unknown Author</dc:creator>
              <dc:date>2022-04-10T12:01:19</dc:date>
            </office:change-info>
            <text:p text:style-name="P62"><text:span text:style-name="T26">Opto-isolated</text:span></text:p>
          </text:deletion>
        </text:changed-region>
        <text:changed-region xml:id="ct94039318289808" text:id="ct94039318289808">
          <text:insertion>
            <office:change-info>
              <dc:creator>Unknown Author</dc:creator>
              <dc:date>2022-04-10T12:01:19</dc:date>
            </office:change-info>
          </text:insertion>
        </text:changed-region>
        <text:changed-region xml:id="ct94039318290304" text:id="ct94039318290304">
          <text:insertion>
            <office:change-info>
              <dc:creator>Unknown Author</dc:creator>
              <dc:date>2022-04-10T12:07:17</dc:date>
            </office:change-info>
          </text:insertion>
        </text:changed-region>
        <text:changed-region xml:id="ct94039318290544" text:id="ct94039318290544">
          <text:deletion>
            <office:change-info>
              <dc:creator>Unknown Author</dc:creator>
              <dc:date>2022-04-10T12:00:39</dc:date>
            </office:change-info>
            <text:p text:style-name="P62"><text:span text:style-name="T26">(Current) </text:span></text:p>
          </text:deletion>
        </text:changed-region>
        <text:changed-region xml:id="ct94039318290976" text:id="ct94039318290976">
          <text:deletion>
            <office:change-info>
              <dc:creator>Unknown Author</dc:creator>
              <dc:date>2022-04-10T12:00:41</dc:date>
            </office:change-info>
            <text:p text:style-name="P52"><text:s/>(Voltage)</text:p>
          </text:deletion>
        </text:changed-region>
        <text:changed-region xml:id="ct94039318282240" text:id="ct94039318282240">
          <text:deletion>
            <office:change-info>
              <dc:creator>Unknown Author</dc:creator>
              <dc:date>2022-04-10T12:00:59</dc:date>
            </office:change-info>
            <text:p text:style-name="P33"><text:span text:style-name="T26">s</text:span></text:p>
          </text:deletion>
        </text:changed-region>
        <text:changed-region xml:id="ct94039318282928" text:id="ct94039318282928">
          <text:insertion>
            <office:change-info>
              <dc:creator>Unknown Author</dc:creator>
              <dc:date>2022-04-10T12:00:59</dc:date>
            </office:change-info>
          </text:insertion>
        </text:changed-region>
        <text:changed-region xml:id="ct94039318299984" text:id="ct94039318299984">
          <text:deletion>
            <office:change-info>
              <dc:creator>Unknown Author</dc:creator>
              <dc:date>2022-04-10T12:14:18</dc:date>
            </office:change-info>
            <text:p text:style-name="P33"><text:span text:style-name="T26">-</text:span></text:p>
          </text:deletion>
        </text:changed-region>
        <text:changed-region xml:id="ct94039318301408" text:id="ct94039318301408">
          <text:insertion>
            <office:change-info>
              <dc:creator>Unknown Author</dc:creator>
              <dc:date>2022-04-10T12:14:36</dc:date>
            </office:change-info>
          </text:insertion>
        </text:changed-region>
        <text:changed-region xml:id="ct94039318303056" text:id="ct94039318303056">
          <text:deletion>
            <office:change-info>
              <dc:creator>Unknown Author</dc:creator>
              <dc:date>2022-04-10T11:33:59</dc:date>
            </office:change-info>
            <text:p text:style-name="P33"><text:span text:style-name="T26"><text:s/></text:span></text:p>
          </text:deletion>
        </text:changed-region>
        <text:changed-region xml:id="ct94039318304464" text:id="ct94039318304464">
          <text:deletion>
            <office:change-info>
              <dc:creator>Unknown Author</dc:creator>
              <dc:date>2022-04-10T12:09:49</dc:date>
            </office:change-info>
            <text:list xml:id="list564958243" text:style-name="L1">
              <text:list-item>
                <text:p text:style-name="P54"><text:span text:style-name="T31">type of signal(s) that a command station is capable of sourcing as well as the type of signal(s) that a power station is capable of consuming.</text:span></text:p>
              </text:list-item>
              <text:list-item>
                <text:p text:style-name="P54"><text:span text:style-name="T12"/></text:p>
              </text:list-item>
            </text:list>
          </text:deletion>
        </text:changed-region>
        <text:changed-region xml:id="ct94039318305008" text:id="ct94039318305008">
          <text:insertion>
            <office:change-info>
              <dc:creator>Unknown Author</dc:creator>
              <dc:date>2022-04-10T12:09:49</dc:date>
            </office:change-info>
          </text:insertion>
        </text:changed-region>
        <text:changed-region xml:id="ct94039318305248" text:id="ct94039318305248">
          <text:insertion>
            <office:change-info>
              <dc:creator>Unknown Author</dc:creator>
              <dc:date>2022-04-10T12:10:03</dc:date>
            </office:change-info>
          </text:insertion>
        </text:changed-region>
        <text:changed-region xml:id="ct94039318305488" text:id="ct94039318305488">
          <text:deletion>
            <office:change-info>
              <dc:creator>Unknown Author</dc:creator>
              <dc:date>2022-04-10T12:08:49</dc:date>
            </office:change-info>
            <text:p text:style-name="P33"><text:span text:style-name="T13">Current limits on what source nodes are allowed to output. </text:span></text:p>
          </text:deletion>
        </text:changed-region>
        <text:changed-region xml:id="ct94039318305872" text:id="ct94039318305872">
          <text:deletion>
            <office:change-info>
              <dc:creator>Unknown Author</dc:creator>
              <dc:date>2022-04-10T11:34:12</dc:date>
            </office:change-info>
            <text:p text:style-name="P33"><text:span text:style-name="T13"><text:s/></text:span></text:p>
          </text:deletion>
        </text:changed-region>
        <text:changed-region xml:id="ct94039318306112" text:id="ct94039318306112">
          <text:deletion>
            <office:change-info>
              <dc:creator>Unknown Author</dc:creator>
              <dc:date>2022-04-10T12:08:49</dc:date>
            </office:change-info>
            <text:list xml:id="list105054139725553" text:continue-numbering="true" text:style-name="L1">
              <text:list-item>
                <text:p text:style-name="P54"><text:span text:style-name="T31">This requirement makes the ALT_L/ALT_H unsuitable as a low </text:span><text:span text:style-name="T32">impedance return</text:span><text:span text:style-name="T31"> path </text:span><text:span text:style-name="T34">for current</text:span><text:span text:style-name="T31"> between power stations.</text:span></text:p>
              </text:list-item>
              <text:list-item>
                <text:p text:style-name="P55">Current limits on what consumer nodes are allowed to consume. </text:p>
              </text:list-item>
            </text:list>
          </text:deletion>
        </text:changed-region>
        <text:changed-region xml:id="ct94039318306352" text:id="ct94039318306352">
          <text:deletion>
            <office:change-info>
              <dc:creator>Unknown Author</dc:creator>
              <dc:date>2022-04-10T11:34:15</dc:date>
            </office:change-info>
            <text:p text:style-name="P56"><text:s/></text:p>
          </text:deletion>
        </text:changed-region>
        <text:changed-region xml:id="ct94039318306592" text:id="ct94039318306592">
          <text:deletion>
            <office:change-info>
              <dc:creator>Unknown Author</dc:creator>
              <dc:date>2022-04-10T12:08:49</dc:date>
            </office:change-info>
            <text:p text:style-name="P56">This requirement makes the ALT_L/ALT_H unsuitable as a low <text:span text:style-name="T32">impedance return</text:span> path <text:span text:style-name="T34">for current</text:span> between power stations.</text:p>
          </text:deletion>
        </text:changed-region>
        <text:changed-region xml:id="ct94039315713808" text:id="ct94039315713808">
          <text:deletion>
            <office:change-info>
              <dc:creator>Unknown Author</dc:creator>
              <dc:date>2022-04-10T12:10:22</dc:date>
            </office:change-info>
            <text:p text:style-name="P33"><text:span text:style-name="T31">Consumers must provide a user accessible connection for the </text:span><text:span text:style-name="T33">common </text:span><text:span text:style-name="T31">side of </text:span><text:span text:style-name="T13">their</text:span><text:span text:style-name="T31"> DC power supplies. </text:span></text:p>
          </text:deletion>
        </text:changed-region>
        <text:changed-region xml:id="ct94039318307312" text:id="ct94039318307312">
          <text:deletion>
            <office:change-info>
              <dc:creator>Unknown Author</dc:creator>
              <dc:date>2022-04-10T11:34:19</dc:date>
            </office:change-info>
            <text:p text:style-name="P33"><text:span text:style-name="T31"><text:s/></text:span></text:p>
          </text:deletion>
        </text:changed-region>
        <text:changed-region xml:id="ct94039318307552" text:id="ct94039318307552">
          <text:deletion>
            <office:change-info>
              <dc:creator>Unknown Author</dc:creator>
              <dc:date>2022-04-10T12:10:22</dc:date>
            </office:change-info>
            <text:p text:style-name="P33"><text:span text:style-name="T31">The intent is provide a low impedance </text:span><text:span text:style-name="T34">return </text:span><text:span text:style-name="T31">path </text:span><text:span text:style-name="T34">for current</text:span><text:span text:style-name="T31"> between power stations when a load is transitioning from one power station to another. </text:span></text:p>
          </text:deletion>
        </text:changed-region>
        <text:changed-region xml:id="ct94039318308112" text:id="ct94039318308112">
          <text:deletion>
            <office:change-info>
              <dc:creator>Unknown Author</dc:creator>
              <dc:date>2022-04-10T11:34:22</dc:date>
            </office:change-info>
            <text:p text:style-name="P33"><text:span text:style-name="T31"><text:s/></text:span></text:p>
          </text:deletion>
        </text:changed-region>
        <text:changed-region xml:id="ct94039318308352" text:id="ct94039318308352">
          <text:deletion>
            <office:change-info>
              <dc:creator>Unknown Author</dc:creator>
              <dc:date>2022-04-10T12:10:22</dc:date>
            </office:change-info>
            <text:p text:style-name="P33"><text:span text:style-name="T31">This is sometimes referred to as a common ground. </text:span></text:p>
          </text:deletion>
        </text:changed-region>
        <text:changed-region xml:id="ct94039318308592" text:id="ct94039318308592">
          <text:deletion>
            <office:change-info>
              <dc:creator>Unknown Author</dc:creator>
              <dc:date>2022-04-10T11:34:25</dc:date>
            </office:change-info>
            <text:p text:style-name="P33"><text:span text:style-name="T31"><text:s/></text:span></text:p>
          </text:deletion>
        </text:changed-region>
        <text:changed-region xml:id="ct94039318308832" text:id="ct94039318308832">
          <text:deletion>
            <office:change-info>
              <dc:creator>Unknown Author</dc:creator>
              <dc:date>2022-04-10T12:10:22</dc:date>
            </office:change-info>
            <text:p text:style-name="P33"><text:span text:style-name="T31">The intent is to prevent large asymmetric currents from traveling across the </text:span><text:span text:style-name="T47">CAN Physical Interconnection </text:span><text:span text:style-name="T31">conductors, </text:span><text:span text:style-name="T33">which could lead to exceeding their current carrying capacity and producing unwanted hazards.</text:span></text:p>
          </text:deletion>
        </text:changed-region>
        <text:changed-region xml:id="ct94039318309520" text:id="ct94039318309520">
          <text:insertion>
            <office:change-info>
              <dc:creator>Unknown Author</dc:creator>
              <dc:date>2022-04-10T12:10:22</dc:date>
            </office:change-info>
          </text:insertion>
        </text:changed-region>
        <text:changed-region xml:id="ct94039318309760" text:id="ct94039318309760">
          <text:insertion>
            <office:change-info>
              <dc:creator>Unknown Author</dc:creator>
              <dc:date>2022-04-10T12:11:06</dc:date>
            </office:change-info>
          </text:insertion>
        </text:changed-region>
        <text:changed-region xml:id="ct94039318280976" text:id="ct94039318280976">
          <text:deletion>
            <office:change-info>
              <dc:creator>Unknown Author</dc:creator>
              <dc:date>2022-04-10T12:12:14</dc:date>
            </office:change-info>
            <text:p text:style-name="P34"><text:span text:style-name="T49">I</text:span><text:span text:style-name="T26">t is possible, and relatively straight forward, for a DCC source to produce a signal that is voltage level compatible with both signaling methods outlined </text:span><text:span text:style-name="T49">in </text:span><text:span text:style-name="T26">NMRA standard S-9.1.2. </text:span></text:p>
          </text:deletion>
        </text:changed-region>
        <text:changed-region xml:id="ct94039318313600" text:id="ct94039318313600">
          <text:deletion>
            <office:change-info>
              <dc:creator>Unknown Author</dc:creator>
              <dc:date>2022-04-10T11:34:34</dc:date>
            </office:change-info>
            <text:p text:style-name="P34"><text:span text:style-name="T26"><text:s/></text:span></text:p>
          </text:deletion>
        </text:changed-region>
        <text:changed-region xml:id="ct94039318313840" text:id="ct94039318313840">
          <text:deletion>
            <office:change-info>
              <dc:creator>Unknown Author</dc:creator>
              <dc:date>2022-04-10T12:12:14</dc:date>
            </office:change-info>
            <text:p text:style-name="P34"><text:span text:style-name="T26">Manufacturers of DCC signal source </text:span><text:span text:style-name="T34">and consumer </text:span><text:span text:style-name="T26">nodes are encouraged, but not required, to consider these </text:span><text:span text:style-name="T29">points</text:span><text:span text:style-name="T26"> when producing their products.</text:span></text:p>
            <text:p text:style-name="P34"/>
          </text:deletion>
        </text:changed-region>
        <text:changed-region xml:id="ct94039333207200" text:id="ct94039333207200">
          <text:deletion>
            <office:change-info>
              <dc:creator>Unknown Author</dc:creator>
              <dc:date>2022-11-06T10:45:50</dc:date>
            </office:change-info>
            <text:p text:style-name="P34"><text:span text:style-name="T35">potential</text:span></text:p>
          </text:deletion>
        </text:changed-region>
        <text:changed-region xml:id="ct94039334097200" text:id="ct94039334097200">
          <text:insertion>
            <office:change-info>
              <dc:creator>Unknown Author</dc:creator>
              <dc:date>2022-11-06T10:45:50</dc:date>
            </office:change-info>
          </text:insertion>
        </text:changed-region>
        <text:changed-region xml:id="ct94039318315488" text:id="ct94039318315488">
          <text:deletion>
            <office:change-info>
              <dc:creator>Unknown Author</dc:creator>
              <dc:date>2022-04-10T11:34:38</dc:date>
            </office:change-info>
            <text:p text:style-name="P34"><text:span text:style-name="T50"><text:s/></text:span></text:p>
          </text:deletion>
        </text:changed-region>
        <text:changed-region xml:id="ct94039305341056" text:id="ct94039305341056">
          <text:deletion>
            <office:change-info>
              <dc:creator>Unknown Author</dc:creator>
              <dc:date>2022-11-06T10:45:25</dc:date>
            </office:change-info>
            <text:p text:style-name="P34"><text:span text:style-name="T45">potential</text:span></text:p>
          </text:deletion>
        </text:changed-region>
        <text:changed-region xml:id="ct94039318676480" text:id="ct94039318676480">
          <text:insertion>
            <office:change-info>
              <dc:creator>Unknown Author</dc:creator>
              <dc:date>2022-11-06T10:45:31</dc:date>
            </office:change-info>
          </text:insertion>
        </text:changed-region>
        <text:changed-region xml:id="ct94039318316576" text:id="ct94039318316576">
          <text:deletion>
            <office:change-info>
              <dc:creator>Unknown Author</dc:creator>
              <dc:date>2022-04-10T11:34:41</dc:date>
            </office:change-info>
            <text:p text:style-name="P34"><text:span text:style-name="T45"><text:s/></text:span></text:p>
          </text:deletion>
        </text:changed-region>
        <text:changed-region xml:id="ct94039318319216" text:id="ct94039318319216">
          <text:insertion>
            <office:change-info>
              <dc:creator>Unknown Author</dc:creator>
              <dc:date>2022-04-10T12:13:33</dc:date>
            </office:change-info>
          </text:insertion>
        </text:changed-region>
        <text:changed-region xml:id="ct94039318318144" text:id="ct94039318318144">
          <text:deletion>
            <office:change-info>
              <dc:creator>Unknown Author</dc:creator>
              <dc:date>2022-04-10T12:14:56</dc:date>
            </office:change-info>
            <text:p text:style-name="P34"><text:span text:style-name="T45">-</text:span></text:p>
          </text:deletion>
        </text:changed-region>
        <text:changed-region xml:id="ct94039318320064" text:id="ct94039318320064">
          <text:insertion>
            <office:change-info>
              <dc:creator>Unknown Author</dc:creator>
              <dc:date>2022-04-10T12:14:56</dc:date>
            </office:change-info>
          </text:insertion>
        </text:changed-region>
        <text:changed-region xml:id="ct94039318321776" text:id="ct94039318321776">
          <text:deletion>
            <office:change-info>
              <dc:creator>Unknown Author</dc:creator>
              <dc:date>2022-04-10T12:13:24</dc:date>
            </office:change-info>
            <text:p text:style-name="P34"><text:span text:style-name="T45">Opto-isolated (Current) interface</text:span></text:p>
          </text:deletion>
        </text:changed-region>
        <text:changed-region xml:id="ct94039318322576" text:id="ct94039318322576">
          <text:insertion>
            <office:change-info>
              <dc:creator>Unknown Author</dc:creator>
              <dc:date>2022-04-10T12:13:24</dc:date>
            </office:change-info>
          </text:insertion>
        </text:changed-region>
        <text:changed-region xml:id="ct94039336219408" text:id="ct94039336219408">
          <text:deletion>
            <office:change-info>
              <dc:creator>Unknown Author</dc:creator>
              <dc:date>2022-04-10T12:16:40</dc:date>
            </office:change-info>
            <text:p text:style-name="P16"><text:s/></text:p>
          </text:deletion>
        </text:changed-region>
        <text:changed-region xml:id="ct94039234510560" text:id="ct94039234510560">
          <text:deletion>
            <office:change-info>
              <dc:creator>Unknown Author</dc:creator>
              <dc:date>2022-04-10T11:34:45</dc:date>
            </office:change-info>
            <text:p text:style-name="P16"><text:s/></text:p>
          </text:deletion>
        </text:changed-region>
        <text:changed-region xml:id="ct94039318316272" text:id="ct94039318316272">
          <text:deletion>
            <office:change-info>
              <dc:creator>Unknown Author</dc:creator>
              <dc:date>2022-04-10T12:16:40</dc:date>
            </office:change-info>
            <text:p text:style-name="P16">The current sourcing capability of a DCC signal source node must still meet the limits as required by the NMRA standard S-9.1.2. </text:p>
          </text:deletion>
        </text:changed-region>
        <text:changed-region xml:id="ct94039317739648" text:id="ct94039317739648">
          <text:deletion>
            <office:change-info>
              <dc:creator>Unknown Author</dc:creator>
              <dc:date>2022-04-10T11:34:48</dc:date>
            </office:change-info>
            <text:p text:style-name="P16"><text:s/></text:p>
          </text:deletion>
        </text:changed-region>
        <text:changed-region xml:id="ct94039317602064" text:id="ct94039317602064">
          <text:deletion>
            <office:change-info>
              <dc:creator>Unknown Author</dc:creator>
              <dc:date>2022-04-10T12:16:40</dc:date>
            </office:change-info>
            <text:p text:style-name="P16">Because of these required limits, the ALT_L / ALT_H conductors cannot be <text:span text:style-name="T27">used as a power station common.</text:span></text:p>
          </text:deletion>
        </text:changed-region>
        <text:changed-region xml:id="ct94039317739024" text:id="ct94039317739024">
          <text:deletion>
            <office:change-info>
              <dc:creator>Unknown Author</dc:creator>
              <dc:date>2022-04-10T12:17:15</dc:date>
            </office:change-info>
            <text:p text:style-name="P66"><text:span text:style-name="T35">Because the DCC source node must reference ALT_L / ALT_H to PWR_NEG within a specifically defined range, it is possible to use the PWR_POS / PWR_NEG supply signals to power a high impedance (greater </text:span><text:span text:style-name="T38">than 1</text:span><text:span text:style-name="T35">0K ohm) input circuit. </text:span></text:p>
          </text:deletion>
        </text:changed-region>
        <text:changed-region xml:id="ct94039317813344" text:id="ct94039317813344">
          <text:deletion>
            <office:change-info>
              <dc:creator>Unknown Author</dc:creator>
              <dc:date>2022-04-10T11:34:51</dc:date>
            </office:change-info>
            <text:p text:style-name="P66"><text:span text:style-name="T35"><text:s/></text:span></text:p>
          </text:deletion>
        </text:changed-region>
        <text:changed-region xml:id="ct94039281730240" text:id="ct94039281730240">
          <text:deletion>
            <office:change-info>
              <dc:creator>Unknown Author</dc:creator>
              <dc:date>2022-04-10T12:17:15</dc:date>
            </office:change-info>
            <text:p text:style-name="P66"><text:span text:style-name="T4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039318329984" text:id="ct94039318329984">
          <text:deletion>
            <office:change-info>
              <dc:creator>Unknown Author</dc:creator>
              <dc:date>2022-04-10T11:34:54</dc:date>
            </office:change-info>
            <text:p text:style-name="P66"><text:span text:style-name="T40"><text:s/></text:span></text:p>
          </text:deletion>
        </text:changed-region>
        <text:changed-region xml:id="ct94039318330224" text:id="ct94039318330224">
          <text:deletion>
            <office:change-info>
              <dc:creator>Unknown Author</dc:creator>
              <dc:date>2022-04-10T12:17:15</dc:date>
            </office:change-info>
            <text:p text:style-name="P66"><text:span text:style-name="T40">Below is pictured an example circuit which meets the requirements for the S-9.1.2 Opto-isolated (Current) interface. </text:span></text:p>
          </text:deletion>
        </text:changed-region>
        <text:changed-region xml:id="ct94039318330464" text:id="ct94039318330464">
          <text:deletion>
            <office:change-info>
              <dc:creator>Unknown Author</dc:creator>
              <dc:date>2022-04-10T11:34:57</dc:date>
            </office:change-info>
            <text:p text:style-name="P66"><text:span text:style-name="T40"><text:s/></text:span></text:p>
          </text:deletion>
        </text:changed-region>
        <text:changed-region xml:id="ct94039318330704" text:id="ct94039318330704">
          <text:deletion>
            <office:change-info>
              <dc:creator>Unknown Author</dc:creator>
              <dc:date>2022-04-10T12:17:15</dc:date>
            </office:change-info>
            <text:p text:style-name="P66"><text:span text:style-name="T40">By adjusting the resistor values, the circuit could alternatively meet the requirements for the S-9.1.2 Driver/Receiver (Voltage) interface. </text:span></text:p>
          </text:deletion>
        </text:changed-region>
        <text:changed-region xml:id="ct94039318330944" text:id="ct94039318330944">
          <text:deletion>
            <office:change-info>
              <dc:creator>Unknown Author</dc:creator>
              <dc:date>2022-04-10T11:35:00</dc:date>
            </office:change-info>
            <text:p text:style-name="P66"><text:span text:style-name="T40"><text:s/></text:span></text:p>
          </text:deletion>
        </text:changed-region>
        <text:changed-region xml:id="ct94039318331184" text:id="ct94039318331184">
          <text:deletion>
            <office:change-info>
              <dc:creator>Unknown Author</dc:creator>
              <dc:date>2022-04-10T12:17:15</dc:date>
            </office:change-info>
            <text:p text:style-name="P66"><text:span text:style-name="T40">The zener diode clamps on the A and B lines may or may not be required depending on a given transceiver's ability to accept faults up to +/-27 volts at the ALT_L / ALT_H pins as required by the standard.</text:span></text:p>
          </text:deletion>
        </text:changed-region>
        <text:changed-region xml:id="ct94039318331856" text:id="ct94039318331856">
          <text:deletion>
            <office:change-info>
              <dc:creator>Unknown Author</dc:creator>
              <dc:date>2022-04-10T12:16:11</dc:date>
            </office:change-info>
            <text:p text:style-name="P66"/>
            <text:p text:style-name="P66"/>
          </text:deletion>
        </text:changed-region>
        <text:changed-region xml:id="ct94039282870544" text:id="ct94039282870544">
          <text:insertion>
            <office:change-info>
              <dc:creator>Unknown Author</dc:creator>
              <dc:date>2022-11-06T10:25:52</dc:date>
            </office:change-info>
          </text:insertion>
        </text:changed-region>
        <text:changed-region xml:id="ct94039380727312" text:id="ct94039380727312">
          <text:insertion>
            <office:change-info>
              <dc:creator>Unknown Author</dc:creator>
              <dc:date>2022-11-06T10:26:02</dc:date>
            </office:change-info>
          </text:insertion>
        </text:changed-region>
        <text:changed-region xml:id="ct94039392575760" text:id="ct94039392575760">
          <text:insertion>
            <office:change-info>
              <dc:creator>Unknown Author</dc:creator>
              <dc:date>2022-11-06T10:28:00</dc:date>
            </office:change-info>
          </text:insertion>
        </text:changed-region>
        <text:changed-region xml:id="ct94039378277280" text:id="ct94039378277280">
          <text:insertion>
            <office:change-info>
              <dc:creator>Unknown Author</dc:creator>
              <dc:date>2022-11-06T10:27:28</dc:date>
            </office:change-info>
          </text:insertion>
        </text:changed-region>
        <text:changed-region xml:id="ct94039319384720" text:id="ct94039319384720">
          <text:insertion>
            <office:change-info>
              <dc:creator>Unknown Author</dc:creator>
              <dc:date>2022-11-06T10:28:18</dc:date>
            </office:change-info>
          </text:insertion>
        </text:changed-region>
        <text:changed-region xml:id="ct94039318332096" text:id="ct94039318332096">
          <text:deletion>
            <office:change-info>
              <dc:creator>Unknown Author</dc:creator>
              <dc:date>2022-04-10T12:17:15</dc:date>
            </office:change-info>
            <text:p text:style-name="P66"/>
            <text:p text:style-name="P66"/>
          </text:deletion>
        </text:changed-region>
        <text:changed-region xml:id="ct94039318332336" text:id="ct94039318332336">
          <text:deletion>
            <office:change-info>
              <dc:creator>Unknown Author</dc:creator>
              <dc:date>2022-04-10T11:35:08</dc:date>
            </office:change-info>
            <text:p text:style-name="P66"><text:span text:style-name="T14"><text:s/></text:span></text:p>
          </text:deletion>
        </text:changed-region>
        <text:changed-region xml:id="ct94039318333056" text:id="ct94039318333056">
          <text:deletion>
            <office:change-info>
              <dc:creator>Unknown Author</dc:creator>
              <dc:date>2022-04-10T11:35:12</dc:date>
            </office:change-info>
            <text:p text:style-name="P66"><text:span text:style-name="T14"><text:s/></text:span></text:p>
          </text:deletion>
        </text:changed-region>
        <text:changed-region xml:id="ct94039318228048" text:id="ct94039318228048">
          <text:deletion>
            <office:change-info>
              <dc:creator>Unknown Author</dc:creator>
              <dc:date>2022-04-10T12:18:08</dc:date>
            </office:change-info>
            <text:p text:style-name="P19">s</text:p>
          </text:deletion>
        </text:changed-region>
        <text:changed-region xml:id="ct94039318328080" text:id="ct94039318328080">
          <text:insertion>
            <office:change-info>
              <dc:creator>Unknown Author</dc:creator>
              <dc:date>2022-04-10T12:18:09</dc:date>
            </office:change-info>
          </text:insertion>
        </text:changed-region>
        <text:changed-region xml:id="ct94039318380208" text:id="ct94039318380208">
          <text:deletion>
            <office:change-info>
              <dc:creator>Unknown Author</dc:creator>
              <dc:date>2022-04-10T11:35:18</dc:date>
            </office:change-info>
            <text:p text:style-name="Standard"><text:s/></text:p>
          </text:deletion>
        </text:changed-region>
        <text:changed-region xml:id="ct94039318379920" text:id="ct94039318379920">
          <text:deletion>
            <office:change-info>
              <dc:creator>Unknown Author</dc:creator>
              <dc:date>2022-04-10T11:35:21</dc:date>
            </office:change-info>
            <text:p text:style-name="Standard"><text:s/></text:p>
          </text:deletion>
        </text:changed-region>
        <text:changed-region xml:id="ct94039318379440" text:id="ct94039318379440">
          <text:deletion>
            <office:change-info>
              <dc:creator>Unknown Author</dc:creator>
              <dc:date>2022-04-10T11:35:25</dc:date>
            </office:change-info>
            <text:p text:style-name="Standard"><text:span text:style-name="T7"><text:s/></text:span></text:p>
          </text:deletion>
        </text:changed-region>
        <text:changed-region xml:id="ct94039318379680" text:id="ct94039318379680">
          <text:deletion>
            <office:change-info>
              <dc:creator>Unknown Author</dc:creator>
              <dc:date>2022-04-10T11:35:32</dc:date>
            </office:change-info>
            <text:p text:style-name="Standard"><text:span text:style-name="T7"><text:s/></text:span></text:p>
          </text:deletion>
        </text:changed-region>
        <text:changed-region xml:id="ct94039318379200" text:id="ct94039318379200">
          <text:deletion>
            <office:change-info>
              <dc:creator>Unknown Author</dc:creator>
              <dc:date>2022-04-10T11:35:52</dc:date>
            </office:change-info>
            <text:p text:style-name="Standard"><text:s/></text:p>
          </text:deletion>
        </text:changed-region>
        <text:changed-region xml:id="ct94039318346896" text:id="ct94039318346896">
          <text:deletion>
            <office:change-info>
              <dc:creator>Unknown Author</dc:creator>
              <dc:date>2022-04-10T11:36:33</dc:date>
            </office:change-info>
            <text:p text:style-name="Standard"><text:span text:style-name="T7"><text:s/></text:span></text:p>
          </text:deletion>
        </text:changed-region>
        <text:changed-region xml:id="ct94039318346608" text:id="ct94039318346608">
          <text:deletion>
            <office:change-info>
              <dc:creator>Unknown Author</dc:creator>
              <dc:date>2022-04-10T11:36:37</dc:date>
            </office:change-info>
            <text:p text:style-name="Standard"><text:span text:style-name="T7"><text:s/></text:span></text:p>
          </text:deletion>
        </text:changed-region>
        <text:changed-region xml:id="ct94039318351040" text:id="ct94039318351040">
          <text:deletion>
            <office:change-info>
              <dc:creator>Unknown Author</dc:creator>
              <dc:date>2022-04-10T11:36:40</dc:date>
            </office:change-info>
            <text:p text:style-name="P21"><text:s/></text:p>
          </text:deletion>
        </text:changed-region>
        <text:changed-region xml:id="ct94039318356032" text:id="ct94039318356032">
          <text:deletion>
            <office:change-info>
              <dc:creator>Unknown Author</dc:creator>
              <dc:date>2022-04-10T11:36:46</dc:date>
            </office:change-info>
            <text:p text:style-name="Standard"><text:s/></text:p>
          </text:deletion>
        </text:changed-region>
        <text:changed-region xml:id="ct94039318359088" text:id="ct94039318359088">
          <text:deletion>
            <office:change-info>
              <dc:creator>Unknown Author</dc:creator>
              <dc:date>2022-04-10T11:36:51</dc:date>
            </office:change-info>
            <text:p text:style-name="Standard"><text:s/></text:p>
          </text:deletion>
        </text:changed-region>
        <text:changed-region xml:id="ct94039318350752" text:id="ct94039318350752">
          <text:deletion>
            <office:change-info>
              <dc:creator>Unknown Author</dc:creator>
              <dc:date>2022-04-10T11:36:55</dc:date>
            </office:change-info>
            <text:p text:style-name="Standard"><text:s/></text:p>
          </text:deletion>
        </text:changed-region>
        <text:changed-region xml:id="ct94039318378960" text:id="ct94039318378960">
          <text:deletion>
            <office:change-info>
              <dc:creator>Unknown Author</dc:creator>
              <dc:date>2022-04-10T11:37:00</dc:date>
            </office:change-info>
            <text:p text:style-name="Standard"><text:s/></text:p>
          </text:deletion>
        </text:changed-region>
        <text:changed-region xml:id="ct94039318353056" text:id="ct94039318353056">
          <text:deletion>
            <office:change-info>
              <dc:creator>Unknown Author</dc:creator>
              <dc:date>2022-04-10T11:37:03</dc:date>
            </office:change-info>
            <text:p text:style-name="Standard"><text:s/></text:p>
          </text:deletion>
        </text:changed-region>
        <text:changed-region xml:id="ct94039318404848" text:id="ct94039318404848">
          <text:deletion>
            <office:change-info>
              <dc:creator>Unknown Author</dc:creator>
              <dc:date>2022-04-10T11:37:07</dc:date>
            </office:change-info>
            <text:p text:style-name="Standard"><text:s/></text:p>
          </text:deletion>
        </text:changed-region>
        <text:changed-region xml:id="ct94039318378720" text:id="ct94039318378720">
          <text:deletion>
            <office:change-info>
              <dc:creator>Unknown Author</dc:creator>
              <dc:date>2022-04-10T11:37:12</dc:date>
            </office:change-info>
            <text:p text:style-name="Standard"><text:s text:c="2"/></text:p>
          </text:deletion>
        </text:changed-region>
        <text:changed-region xml:id="ct94039318410864" text:id="ct94039318410864">
          <text:deletion>
            <office:change-info>
              <dc:creator>Unknown Author</dc:creator>
              <dc:date>2022-04-10T11:37:16</dc:date>
            </office:change-info>
            <text:p text:style-name="Standard"><text:s text:c="2"/></text:p>
          </text:deletion>
        </text:changed-region>
        <text:changed-region xml:id="ct94039318410576" text:id="ct94039318410576">
          <text:deletion>
            <office:change-info>
              <dc:creator>Unknown Author</dc:creator>
              <dc:date>2022-04-10T11:37:21</dc:date>
            </office:change-info>
            <text:p text:style-name="Standard"><text:s/></text:p>
          </text:deletion>
        </text:changed-region>
        <text:changed-region xml:id="ct94039318363264" text:id="ct94039318363264">
          <text:deletion>
            <office:change-info>
              <dc:creator>Unknown Author</dc:creator>
              <dc:date>2022-04-10T11:37:26</dc:date>
            </office:change-info>
            <text:p text:style-name="Standard"><text:s/></text:p>
          </text:deletion>
        </text:changed-region>
        <text:changed-region xml:id="ct94039318362976" text:id="ct94039318362976">
          <text:deletion>
            <office:change-info>
              <dc:creator>Unknown Author</dc:creator>
              <dc:date>2022-04-10T11:37:29</dc:date>
            </office:change-info>
            <text:p text:style-name="Standard"><text:s/></text:p>
          </text:deletion>
        </text:changed-region>
        <text:changed-region xml:id="ct94039318346320" text:id="ct94039318346320">
          <text:deletion>
            <office:change-info>
              <dc:creator>Unknown Author</dc:creator>
              <dc:date>2022-04-10T11:37:32</dc:date>
            </office:change-info>
            <text:p text:style-name="Standard"><text:s text:c="2"/></text:p>
          </text:deletion>
        </text:changed-region>
        <text:changed-region xml:id="ct94039318346032" text:id="ct94039318346032">
          <text:deletion>
            <office:change-info>
              <dc:creator>Unknown Author</dc:creator>
              <dc:date>2022-04-10T11:37:36</dc:date>
            </office:change-info>
            <text:p text:style-name="Standard"><text:s/></text:p>
          </text:deletion>
        </text:changed-region>
        <text:changed-region xml:id="ct94039318339136" text:id="ct94039318339136">
          <text:deletion>
            <office:change-info>
              <dc:creator>Unknown Author</dc:creator>
              <dc:date>2022-04-10T11:37:39</dc:date>
            </office:change-info>
            <text:p text:style-name="Standard"><text:s/></text:p>
          </text:deletion>
        </text:changed-region>
        <text:changed-region xml:id="ct94039318413696" text:id="ct94039318413696">
          <text:deletion>
            <office:change-info>
              <dc:creator>Unknown Author</dc:creator>
              <dc:date>2022-04-10T11:37:42</dc:date>
            </office:change-info>
            <text:p text:style-name="Standard"><text:s/></text:p>
          </text:deletion>
        </text:changed-region>
        <text:changed-region xml:id="ct94039318439008" text:id="ct94039318439008">
          <text:deletion>
            <office:change-info>
              <dc:creator>Unknown Author</dc:creator>
              <dc:date>2022-04-10T11:37:45</dc:date>
            </office:change-info>
            <text:p text:style-name="P9"><text:s/></text:p>
          </text:deletion>
        </text:changed-region>
        <text:changed-region xml:id="ct94039318311376" text:id="ct94039318311376">
          <text:deletion>
            <office:change-info>
              <dc:creator>Unknown Author</dc:creator>
              <dc:date>2022-04-10T11:37:53</dc:date>
            </office:change-info>
            <text:p text:style-name="Standard"><text:s/></text:p>
          </text:deletion>
        </text:changed-region>
        <text:changed-region xml:id="ct94039318424816" text:id="ct94039318424816">
          <text:deletion>
            <office:change-info>
              <dc:creator>Unknown Author</dc:creator>
              <dc:date>2022-04-10T11:37:56</dc:date>
            </office:change-info>
            <text:p text:style-name="Standard"><text:s/></text:p>
          </text:deletion>
        </text:changed-region>
        <text:changed-region xml:id="ct94039318425104" text:id="ct94039318425104">
          <text:deletion>
            <office:change-info>
              <dc:creator>Unknown Author</dc:creator>
              <dc:date>2022-04-10T11:38:00</dc:date>
            </office:change-info>
            <text:p text:style-name="Standard"><text:s/></text:p>
          </text:deletion>
        </text:changed-region>
        <text:changed-region xml:id="ct94039318425392" text:id="ct94039318425392">
          <text:deletion>
            <office:change-info>
              <dc:creator>Unknown Author</dc:creator>
              <dc:date>2022-04-10T11:38:03</dc:date>
            </office:change-info>
            <text:p text:style-name="Standard"><text:s/></text:p>
          </text:deletion>
        </text:changed-region>
        <text:changed-region xml:id="ct94039318475472" text:id="ct94039318475472">
          <text:deletion>
            <office:change-info>
              <dc:creator>Unknown Author</dc:creator>
              <dc:date>2022-04-10T11:38:07</dc:date>
            </office:change-info>
            <text:p text:style-name="Standard"><text:s/></text:p>
          </text:deletion>
        </text:changed-region>
        <text:changed-region xml:id="ct94039318475184" text:id="ct94039318475184">
          <text:deletion>
            <office:change-info>
              <dc:creator>Unknown Author</dc:creator>
              <dc:date>2022-04-10T11:38:11</dc:date>
            </office:change-info>
            <text:p text:style-name="Standard"><text:s/></text:p>
          </text:deletion>
        </text:changed-region>
        <text:changed-region xml:id="ct94039318486448" text:id="ct94039318486448">
          <text:deletion>
            <office:change-info>
              <dc:creator>Unknown Author</dc:creator>
              <dc:date>2022-04-10T11:38:16</dc:date>
            </office:change-info>
            <text:p text:style-name="Standard"><text:s/></text:p>
          </text:deletion>
        </text:changed-region>
        <text:changed-region xml:id="ct94039318486160" text:id="ct94039318486160">
          <text:deletion>
            <office:change-info>
              <dc:creator>Unknown Author</dc:creator>
              <dc:date>2022-04-10T11:38:20</dc:date>
            </office:change-info>
            <text:p text:style-name="Standard"><text:s/></text:p>
          </text:deletion>
        </text:changed-region>
        <text:changed-region xml:id="ct94039318496656" text:id="ct94039318496656">
          <text:deletion>
            <office:change-info>
              <dc:creator>Unknown Author</dc:creator>
              <dc:date>2022-04-10T11:38:23</dc:date>
            </office:change-info>
            <text:p text:style-name="Standard"><text:s/></text:p>
          </text:deletion>
        </text:changed-region>
        <text:changed-region xml:id="ct94039318507888" text:id="ct94039318507888">
          <text:deletion>
            <office:change-info>
              <dc:creator>Unknown Author</dc:creator>
              <dc:date>2022-04-10T11:38:28</dc:date>
            </office:change-info>
            <text:p text:style-name="Standard"><text:s/></text:p>
          </text:deletion>
        </text:changed-region>
        <text:changed-region xml:id="ct94039318511136" text:id="ct94039318511136">
          <text:deletion>
            <office:change-info>
              <dc:creator>Unknown Author</dc:creator>
              <dc:date>2022-04-10T11:38:33</dc:date>
            </office:change-info>
            <text:p text:style-name="Standard"><text:s/></text:p>
          </text:deletion>
        </text:changed-region>
        <text:changed-region xml:id="ct94039318425680" text:id="ct94039318425680">
          <text:deletion>
            <office:change-info>
              <dc:creator>Unknown Author</dc:creator>
              <dc:date>2022-04-10T11:38:37</dc:date>
            </office:change-info>
            <text:p text:style-name="Standard"><text:s/></text:p>
          </text:deletion>
        </text:changed-region>
        <text:changed-region xml:id="ct94039318523360" text:id="ct94039318523360">
          <text:deletion>
            <office:change-info>
              <dc:creator>Unknown Author</dc:creator>
              <dc:date>2022-04-10T11:38:44</dc:date>
            </office:change-info>
            <text:p text:style-name="Standard">implementor.</text:p>
          </text:deletion>
        </text:changed-region>
        <text:changed-region xml:id="ct94039318515920" text:id="ct94039318515920">
          <text:insertion>
            <office:change-info>
              <dc:creator>Unknown Author</dc:creator>
              <dc:date>2022-04-10T11:38:44</dc:date>
            </office:change-info>
          </text:insertion>
        </text:changed-region>
        <text:changed-region xml:id="ct94039318507600" text:id="ct94039318507600">
          <text:deletion>
            <office:change-info>
              <dc:creator>Unknown Author</dc:creator>
              <dc:date>2022-04-10T11:38:40</dc:date>
            </office:change-info>
            <text:p text:style-name="Standard"><text:span text:style-name="T7"><text:s/></text:span></text:p>
          </text:deletion>
        </text:changed-region>
        <text:changed-region xml:id="ct94039318535488" text:id="ct94039318535488">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039281657920"/> Standard document. It's expected that <text:span text:style-name="T7">the</text:span> two documents will be read together.</text:p>
      <text:h text:style-name="P42" text:outline-level="2"><text:bookmark-start text:name="__RefHeading___Toc8179_3401081031"/>Introduction<text:bookmark-end text:name="__RefHeading___Toc8179_3401081031"/></text:h>
      <text:p text:style-name="P13">The CAN Physical Layer provides a means by which to transport OpenLCB data over a CAN bus using a standardized mechanical connection and cab<text:span text:style-name="T30">l</text:span>ing.</text:p>
      <text:h text:style-name="Heading_20_2" text:outline-level="2"><text:bookmark-start text:name="__RefHeading___Toc8181_3401081031"/>Intended Use<text:bookmark-end text:name="__RefHeading___Toc8181_3401081031"/></text:h>
      <text:p text:style-name="Standard"><text:span text:style-name="T16">Users can expect to be able to form networks within limitations. </text:span><text:change text:change-id="ct94039281658208"/><text:span text:style-name="T16">For example, reliable operations on a single CAN segment is subject to multiple limitations, including:</text:span><text:span text:style-name="T17"> </text:span></text:p>
      <text:list xml:id="list1466838822" text:style-name="L2">
        <text:list-item>
          <text:p text:style-name="P49">Maximum CAN segment cable length is 1000 ft / 300m</text:p>
        </text:list-item>
        <text:list-item>
          <text:p text:style-name="P49">The max cable length is reduced by 20 ft / 6m for each physical node attached to the segment</text:p>
        </text:list-item>
        <text:list-item>
          <text:p text:style-name="P49">The max cable length is further reduced by double the length of each stub cable attached to the segment</text:p>
        </text:list-item>
        <text:list-item>
          <text:p text:style-name="P4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039317590464"/>The intent is to set expectations that can be met essentially all of the time. <text:change text:change-id="ct94039317598640"/>The Standard does not restrict users from building, or attempting to build, networks that exceed these expectations. Often, OpenLCB CAN layouts that somewhat exceed these expectations will be able to operate reliably.<text:change text:change-id="ct94039317599344"/></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118362533" text:style-name="L3">
        <text:list-item>
          <text:p text:style-name="P57">The CAN specifications require the receiver input impedance R<text:span text:style-name="T24">diff</text:span> must be 10k ohms or greater. <text:change text:change-id="ct94039317610208"/>Transceivers with e.g. 20k ohm input impedance reduce the total bus load and can allow significantly more nodes. <text:change text:change-id="ct94039317610928"/><text:span text:style-name="T7">They</text:span> will generally not allow greater maximum lengths.</text:p>
        </text:list-item>
        <text:list-item>
          <text:p text:style-name="P57">The CAN transmitter output drive capability is expressed as a minimum bus resistance of 45 ohms. <text:change text:change-id="ct94039317612592"/>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039318218496"/>Standard permits, but does not require, the use of improved transceivers.</text:p>
      <text:p text:style-name="Standard">The Standard discusses single CAN segments, and is silent on interconnecting multiple segments. <text:change text:change-id="ct94039318219136"/>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039318222576"/>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039318225776"/><text:change text:change-id="ct94039318219376"/>A board with 2 connectors and a box with a pig-tail cable, e.g. a handheld throttle. <text:change text:change-id="ct94039318221136"/>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039318221424"/><text:change text:change-id="ct94039318221712"/> (c.f. An HP survey of RJ45 use as a strain <text:change text:change-id="ct94039318222000"/><text:change-start text:change-id="ct94039318222288"/><text:span text:style-name="T7">gauge</text:span><text:change-end text:change-id="ct94039318222288"/>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039318238816"/>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039318239376"/>The reserved and power conductors are optional. This is because some low-cost CAT-3 “Ethernet” cables have only those required pairs present. <text:change text:change-id="ct94039318239616"/>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3">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039318239856"/>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23">the</text:span> network (c.f. the calculation in section 4.8 of TI SLLA<text:change text:change-id="ct94039280193824"/>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42" text:outline-level="2"><text:bookmark-start text:name="__RefHeading___Toc8189_3401081031"/>ALT_L / ALT_H<text:bookmark-end text:name="__RefHeading___Toc8189_3401081031"/></text:h>
      <text:p text:style-name="P13">After meeting the requirements to carry CAN data and power, there remains a spare conductor pair available for use. <text:change text:change-id="ct94039336232960"/><text:span text:style-name="T25">The use of these conductors is not fixed, and additional uses may be defined in the future. </text:span><text:change text:change-id="ct94039318249664"/><text:span text:style-name="T25">It is also possible that a given OpenLCB CAN installation may choose to take advantage of more than one of the additional uses. </text:span><text:change text:change-id="ct94039318249904"/><text:span text:style-name="T25">This is allowed, so long as the two uses are not electrically tied to one another. </text:span><text:change text:change-id="ct94039318250144"/><text:span text:style-name="T25">In other words, the OpenLCB ALT_L / ALT_H conductor path would need to be broken between differing uses.</text:span></text:p>
      <text:p text:style-name="P14">Several methods may be used to break the conduction path of ALT_L / ALT_H, and no one method is prescribed by the standard. <text:change text:change-id="ct94039318250384"/><text:span text:style-name="T31">For example:</text:span></text:p>
      <text:list xml:id="list1160165079" text:style-name="L4">
        <text:list-item>
          <text:p text:style-name="P50">A custom cable can be made that does not carry conductors 4 &amp; 5<text:change-start text:change-id="ct94039318262832"/>.<text:change-end text:change-id="ct94039318262832"/></text:p>
        </text:list-item>
        <text:list-item>
          <text:p text:style-name="P50">A node manufacture<text:span text:style-name="T30">r</text:span> might choose to provide a node with jumpers for passing conductors 4 &amp; 5 through the node<text:change-start text:change-id="ct94039318257152"/>.<text:change-end text:change-id="ct94039318257152"/></text:p>
        </text:list-item>
      </text:list>
      <text:p text:style-name="P18"><text:soft-page-break/>Though OpenLCB cabling is not required to carry conductors 4 &amp; 5, i<text:span text:style-name="T25">t is important to note that all nodes that do not use conductors 4 &amp; 5 must still pass these signals through their node so as to not disturb the conduction path.</text:span></text:p>
      <text:h text:style-name="P45" text:outline-level="3"><text:bookmark-start text:name="__RefHeading___Toc8191_3401081031"/>DCC Signal<text:bookmark-end text:name="__RefHeading___Toc8191_3401081031"/></text:h>
      <text:p text:style-name="P34"><text:span text:style-name="T25">For this use case, conductors 4 &amp; 5 carry the DCC signal typically sourced by a DCC command station and typically consumed by a DCC power station, commonly known as a DCC Booster. </text:span><text:change text:change-id="ct94039318274128"/><text:span text:style-name="T26">Either one of the signaling methods mentioned by the NMRA </text:span><text:change text:change-id="ct94039318273840"/><text:change-start text:change-id="ct94039318273552"/><text:span text:style-name="T11">S</text:span><text:change-end text:change-id="ct94039318273552"/><text:span text:style-name="T26">tandard S</text:span><text:change text:change-id="ct94039318271104"/><text:change-start text:change-id="ct94039318270816"/><text:span text:style-name="T26">‑</text:span><text:change-end text:change-id="ct94039318270816"/><text:span text:style-name="T26">9.1.2 may be used:</text:span></text:p>
      <text:list xml:id="list1457633958" text:style-name="L5">
        <text:list-item>
          <text:p text:style-name="P58"><text:change text:change-id="ct94039318288992"/><text:change-start text:change-id="ct94039318289808"/><text:span text:style-name="T11">Full </text:span><text:change-end text:change-id="ct94039318289808"/><text:change-start text:change-id="ct94039318290304"/><text:span text:style-name="T11">Scale</text:span><text:change-end text:change-id="ct94039318290304"/><text:span text:style-name="T26"> </text:span><text:change text:change-id="ct94039318290544"/><text:span text:style-name="T26">Interface</text:span></text:p>
        </text:list-item>
        <text:list-item>
          <text:p text:style-name="P53">Driver/Receiver<text:change text:change-id="ct94039318290976"/> Interface</text:p>
        </text:list-item>
      </text:list>
      <text:p text:style-name="P33"><text:span text:style-name="T26">It is important to note that in order to be compliant to the CAN Physical Standard, an OpenLCB node that sources or consumes the DCC signal must also conform to the requirements in NMRA </text:span><text:change text:change-id="ct94039318282240"/><text:change-start text:change-id="ct94039318282928"/><text:span text:style-name="T11">S</text:span><text:change-end text:change-id="ct94039318282928"/><text:span text:style-name="T26">tandard S</text:span><text:change text:change-id="ct94039318299984"/><text:change-start text:change-id="ct94039318301408"/><text:span text:style-name="T26">‑</text:span><text:change-end text:change-id="ct94039318301408"/><text:span text:style-name="T26">9.1.2. </text:span><text:change text:change-id="ct94039318303056"/><text:span text:style-name="T26">This includes:</text:span></text:p>
      <text:list xml:id="list105054639059250" text:continue-list="list105054139725553" text:style-name="L1">
        <text:list-item>
          <text:p text:style-name="P54"><text:span text:style-name="T31">Labeling requirements which identify the </text:span><text:change text:change-id="ct94039318304464"/><text:change-start text:change-id="ct94039318305008"/><text:span text:style-name="T12">Power Station characteristics</text:span><text:change-end text:change-id="ct94039318305008"/><text:change-start text:change-id="ct94039318305248"/><text:span text:style-name="T12">.</text:span><text:change-end text:change-id="ct94039318305248"/><text:change text:change-id="ct94039318305488"/><text:change text:change-id="ct94039318305872"/><text:change text:change-id="ct94039318306112"/><text:change text:change-id="ct94039318306352"/><text:change text:change-id="ct94039318306592"/></text:p>
        </text:list-item>
        <text:list-item>
          <text:p text:style-name="P54"><text:change text:change-id="ct94039315713808"/><text:change text:change-id="ct94039318307312"/><text:change text:change-id="ct94039318307552"/><text:change text:change-id="ct94039318308112"/><text:change text:change-id="ct94039318308352"/><text:change text:change-id="ct94039318308592"/><text:change text:change-id="ct94039318308832"/><text:change-start text:change-id="ct94039318309520"/><text:span text:style-name="T12">Provision for a Power Station Interface “common” where applicable.</text:span><text:change-end text:change-id="ct94039318309520"/><text:change-start text:change-id="ct94039318309760"/><text:span text:style-name="T12"> Note, a Power Station Interface common is required if galvanic isolation is not provided.</text:span><text:change-end text:change-id="ct94039318309760"/></text:p>
        </text:list-item>
      </text:list>
      <text:p text:style-name="P15">The DCC signal use case of conductors 4 &amp; 5 <text:span text:style-name="T31">is</text:span> <text:span text:style-name="T41">intended</text:span> to be used such <text:span text:style-name="T44">that </text:span><text:span text:style-name="T7">there is exactly one DCC signal source and one or more DCC signal consumers.</text:span></text:p>
      <text:p text:style-name="P34"><text:change text:change-id="ct94039318280976"/><text:change text:change-id="ct94039318313600"/><text:change text:change-id="ct94039318313840"/><text:span text:style-name="T31">I</text:span><text:span text:style-name="T50">t is strongly encouraged that manufacturers consider galvanic isolation, </text:span><text:span text:style-name="T35">especially in DCC signal consumer nodes that have a high current </text:span><text:change text:change-id="ct94039333207200"/><text:change-start text:change-id="ct94039334097200"/><text:span text:style-name="T55">capacity</text:span><text:change-end text:change-id="ct94039334097200"/><text:span text:style-name="T35"> which exceeds the limits of the CAN Physical Interconnection's capabilities</text:span><text:span text:style-name="T50">. </text:span><text:change text:change-id="ct94039318315488"/><text:span text:style-name="T45">Galvanic isolation on conductors 1, 2, 3, 6, 7, and 8 from the high current </text:span><text:change text:change-id="ct94039305341056"/><text:change-start text:change-id="ct94039318676480"/><text:span text:style-name="T55">capacity</text:span><text:change-end text:change-id="ct94039318676480"/><text:span text:style-name="T45"> portion of the DCC signal consumer's circuitry should also be considered, though not explicitly required, if these signals are used. </text:span><text:change text:change-id="ct94039318316576"/><text:span text:style-name="T45">Below is pictured an example circuit that is commonly used in many existing DCC power stations which meets these requirements for the </text:span><text:change-start text:change-id="ct94039318319216"/><text:span text:style-name="T51">NMRA Standard </text:span><text:change-end text:change-id="ct94039318319216"/><text:span text:style-name="T45">S</text:span><text:change text:change-id="ct94039318318144"/><text:change-start text:change-id="ct94039318320064"/><text:span text:style-name="T26">‑</text:span><text:change-end text:change-id="ct94039318320064"/><text:span text:style-name="T45">9.1.2 </text:span><text:change text:change-id="ct94039318321776"/><text:change-start text:change-id="ct94039318322576"/><text:span text:style-name="T12">Full Scale Interface</text:span><text:change-end text:change-id="ct94039318322576"/><text:span text:style-name="T45">.</text:span></text:p>
      <text:p text:style-name="P17"><draw:frame draw:style-name="fr2" draw:name="Frame1" text:anchor-type="paragraph" svg:width="6.9252in" draw:z-index="30"><draw:text-box fo:min-height="3.1354in"><text:p text:style-name="Figure"><draw:frame draw:style-name="fr3" draw:name="Image1" text:anchor-type="paragraph" svg:width="6.9252in" style:rel-width="100%" svg:height="3.1354in" style:rel-height="scale" draw:z-index="31"><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16">Galvanic Isolation is not required between the ALT_L / ALT_H and the other physical interconnection signals in a DCC source node.<text:change text:change-id="ct94039336219408"/><text:change text:change-id="ct94039234510560"/><text:change text:change-id="ct94039318316272"/><text:change text:change-id="ct94039317739648"/><text:change text:change-id="ct94039317602064"/></text:p>
      <text:p text:style-name="P66"><text:change text:change-id="ct94039317739024"/><text:change text:change-id="ct94039317813344"/><text:change text:change-id="ct94039281730240"/><text:change text:change-id="ct94039318329984"/><text:change text:change-id="ct94039318330224"/><text:change text:change-id="ct94039318330464"/><text:change text:change-id="ct94039318330704"/><text:change text:change-id="ct94039318330944"/><text:change text:change-id="ct94039318331184"/><text:change text:change-id="ct94039318331856"/><text:change-start text:change-id="ct94039282870544"/>ALT_L and ALT_H are not intended as a power s<text:change-end text:change-id="ct94039282870544"/><text:change-start text:change-id="ct94039380727312"/>ource with CAN_GND, CAN_SHEILD, or PWR_NEG as a return path. <text:span text:style-name="T7">T</text:span>he 4K ohms impedance requirement is taken from the TIA/EIA-422<text:change-end text:change-id="ct94039380727312"/><text:change-start text:change-id="ct94039392575760"/> <text:change-end text:change-id="ct94039392575760"/><text:change-start text:change-id="ct94039378277280"/>standard for minimum receiver input impedance<text:change-end text:change-id="ct94039378277280"/><text:change-start text:change-id="ct94039319384720"/>.<text:change-end text:change-id="ct94039319384720"/><text:change text:change-id="ct94039318332096"/><text:span text:style-name="T54">Nodes must be marked with their </text:span><text:span text:style-name="T28">capability to either source or consume the DCC signal in order </text:span><text:span text:style-name="T54">to </text:span><text:span text:style-name="T14">make </text:span><text:span text:style-name="T8">installation for the user both</text:span><text:span text:style-name="T14"> simple and reliable: </text:span><text:change text:change-id="ct94039318332336"/><text:span text:style-name="T9">The user must in</text:span><text:span text:style-name="T8">sure that DCC signal consumers exist on the same segment as exactly one DCC signal source</text:span><text:span text:style-name="T14">. </text:span><text:change text:change-id="ct94039318333056"/><text:span text:style-name="T14">Simple icons may be used, such as:</text:span></text:p>
      <text:p text:style-name="P22"><draw:frame draw:style-name="fr1" draw:name="Frame3" text:anchor-type="paragraph" svg:width="6.9252in" draw:z-index="32"><draw:text-box fo:min-height="0.9409in"><text:p text:style-name="Figure"><draw:frame draw:style-name="fr3" draw:name="Image2" text:anchor-type="paragraph" svg:width="6.9252in" style:rel-width="100%" svg:height="0.9402in" style:rel-height="scale" draw:z-index="33"><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48">Example graphics depicting, from left to right, a </text:span>DCC <text:change text:change-id="ct94039318306832"/><text:change-start text:change-id="ct94039318312240"/><text:span text:style-name="T53">Full Scale </text:span><text:change-end text:change-id="ct94039318312240"/><text:change-start text:change-id="ct94039318334896"/><text:span text:style-name="T53">Interface</text:span><text:change-end text:change-id="ct94039318334896"/> Consumer, DCC <text:change text:change-id="ct94039318318432"/><text:change-start text:change-id="ct94039318341024"/><text:span text:style-name="T15">Full Scale Interface Source</text:span><text:change-end text:change-id="ct94039318341024"/><text:change text:change-id="ct94039318341296"/>, DCC <text:change text:change-id="ct94039318341536"/><text:change-start text:change-id="ct94039318376096"/><text:span text:style-name="T15">Driver/Receiver</text:span><text:change-end text:change-id="ct94039318376096"/> <text:change-start text:change-id="ct94039318377040"/><text:span text:style-name="T53">Interface </text:span><text:change-end text:change-id="ct94039318377040"/>Source. <text:span text:style-name="T48">Other variations are also possible.</text:span></text:p></draw:text-box></draw:frame></text:p>
      <text:p text:style-name="P19">While DCC power stations are logical DCC signal consumers, other types of nodes may also consume the DCC signal so long as they meet the requirements of NMRA <text:change text:change-id="ct94039318228048"/><text:change-start text:change-id="ct94039318328080"/><text:span text:style-name="T52">S</text:span><text:change-end text:change-id="ct94039318328080"/>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039318380208"/>The current limit was required by use of one conductor in UTP wiring and connectors. </text:p>
      <text:p text:style-name="Standard"><text:soft-page-break/>The power provisions are for low-power uses that can be conveniently handled over short lengths of cable. <text:change text:change-id="ct94039318379920"/>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039318379440"/><text:span text:style-name="T7">Just add up the numbers on the labels. </text:span><text:change text:change-id="ct94039318379680"/><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9"><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039318379200"/>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039318346896"/><text:span text:style-name="T7">Just add up the numbers on the labels. </text:span><text:change text:change-id="ct94039318346608"/><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43" text:outline-level="2"><text:bookmark-start text:name="__RefHeading___Toc8197_3401081031"/><text:soft-page-break/>Injection Current<text:bookmark-end text:name="__RefHeading___Toc8197_3401081031"/></text:h>
      <text:p text:style-name="P21">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039318351040"/>Whenever two disparate current paths exist, it is difficult, if not impossible, for the manufacture<text:span text:style-name="T46">r</text:span> to have control of which path the current will take given that the installation details are typically left up to the user.</text:p>
      <text:p text:style-name="P21">Specifically, the existence of this requirement makes all of the eight conductors in the Physical Interconnection unsuitable for use as a low impedance <text:span text:style-name="T42">current </text:span>path between DCC <text:span text:style-name="T43">signal consumers, such as DCC </text:span>Power Stations, <text:span text:style-name="T42">or for similar use cases where a current return path between externally powered nodes is required.</text:span></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039318356032"/>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039318359088"/>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039318350752"/>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46" text:outline-level="4"><text:bookmark-start text:name="__RefHeading___Toc8205_3401081031"/>Passive single resistor<text:bookmark-end text:name="__RefHeading___Toc8205_3401081031"/></text:h>
      <text:p text:style-name="Standard">A single 120<text:span text:style-name="T22">±</text:span><text:span text:style-name="T20">10</text:span> ohm resistor of ¼ watt or more capacity can connected between CAN-H and CAN-L.<text:change text:change-id="ct94039318378960"/>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039318353056"/>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text:soft-page-break/>Biased split termination<text:bookmark-end text:name="__RefHeading___Toc8209_3401081031"/></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26"><text:a xlink:type="simple" xlink:href="http://focus.ti.com.cn/cn/lit/an/sloa101a/sloa101a.pdf" text:style-name="Internet_20_link" text:visited-style-name="Visited_20_Internet_20_Link">http://focus.ti.com.cn/cn/lit/an/sloa101a/sloa101a.pdf</text:a></text:p><text:p text:style-name="P26"><text:a xlink:type="simple" xlink:href="http://www.nxp.com/documents/application_note/AN10211.pdf" text:style-name="Internet_20_link" text:visited-style-name="Visited_20_Internet_20_Link">http://www.nxp.com/documents/application_note/AN10211.pdf</text:a></text:p></text:note-body></text:note>. <text:change text:change-id="ct94039318404848"/>If there is a significant offset of ground between two nodes, then this offset will be transmitted to the CAN lines with consequent degradation of common-mode rejection.<text:change text:change-id="ct94039318378720"/></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039318410864"/>Because of the recessive component of the ISO 11898-2 CAN signal, this form of termination is not appropriate.</text:p>
      <text:h text:style-name="P47"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039318410576"/>Termination should only occur at the two distant ends of <text:span text:style-name="T23">the</text:span> bus. <text:change text:change-id="ct94039318363264"/>Termination in the middle of a significant-length CAN bus is very disruptive because it causes reflections. <text:change text:change-id="ct94039318362976"/>The one downside to on-board termination is that it makes it much easier to have multiple terminators (customers think more must be good, and mistakenly turn them all on). <text:change text:change-id="ct94039318346320"/>It's required that nodes be shipped with on-board terminators disabled to reduce the chance that a termination load will be attached in the middle of the segment. <text:change text:change-id="ct94039318346032"/>Note <text:span text:style-name="T23">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text:soft-page-break/>EMC Management <text:span text:style-name="T1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039318339136"/>The Standard permits the use of one, but doesn't require it. <text:change text:change-id="ct94039318413696"/>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6">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94039318439008"/>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9">For an example of external protection, see <text:span text:style-name="T19">the footnote below</text:span><text:span text:style-name="T19"><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9">.</text:span></text:p>
      <text:h text:style-name="P44" text:outline-level="2"><text:bookmark-start text:name="__RefHeading___Toc8223_3401081031"/>Sample Schematic<text:bookmark-end text:name="__RefHeading___Toc8223_3401081031"/></text:h>
      <text:p text:style-name="P23"><draw:frame draw:style-name="fr5" draw:name="Image3" text:anchor-type="paragraph" svg:width="6.1201in" svg:height="9in" draw:z-index="34"><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28"><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039318311376"/>In this case, a repeater may be used to connect a second segment containing more nodes. <text:change text:change-id="ct94039318424816"/>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039318425104"/>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039318425392"/>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039318475472"/>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039318475184"/>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21">http://www.ixxat.com/introduction_bridges_en.html</text:span></text:a></text:p><text:p text:style-name="Footnote"><text:a xlink:type="simple" xlink:href="http://www.ieee-icnp.org/1996/papers/1996-21.pdf" text:style-name="Internet_20_link" text:visited-style-name="Visited_20_Internet_20_Link"><text:span text:style-name="T21">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1">http://www.ixxat.com/can_bridge_en.html</text:span></text:a></text:p><text:p text:style-name="Footnote"><text:a xlink:type="simple" xlink:href="http://www.wrcakron.com/devicenet/CAN_Bus_Applications.pdf" text:style-name="Internet_20_link" text:visited-style-name="Visited_20_Internet_20_Link"><text:span text:style-name="T21">http://www.wrcakron.com/devicenet/CAN_Bus_Applications.pdf</text:span></text:a></text:p><text:p text:style-name="Footnote"><text:a xlink:type="simple" xlink:href="http://www.matric.com/canbridge.html" text:style-name="Internet_20_link" text:visited-style-name="Visited_20_Internet_20_Link"><text:span text:style-name="T21">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039318486448"/>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039318486160"/>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039318496656"/>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039318507888"/>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03931851113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039318425680"/>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7" text:note-class="footnote"><text:note-citation>17</text:note-citation><text:note-body><text:p text:style-name="P27"><text:a xlink:type="simple" xlink:href="https://www.anixter.com/content/dam/Anixter/Guide/12H0001X00-Anixter-Standard-Ref-Guide-ECS-US.pdf" text:style-name="Internet_20_link" text:visited-style-name="Visited_20_Internet_20_Link"><text:span text:style-name="T37">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039318523360"/><text:change-start text:change-id="ct94039318515920"/><text:span text:style-name="T7">implementer.</text:span><text:change-end text:change-id="ct94039318515920"/><text:change text:change-id="ct9403931850760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0">MCP25<text:span text:style-name="T39">6</text:span>1, <text:span text:style-name="T39">MCP2562</text:span> High-Speed CAN Transceiver<text:note text:id="ftn33" text:note-class="footnote"><text:note-citation>33</text:note-citation><text:note-body><text:p text:style-name="P28"><text:change-start text:change-id="ct94039409910224"/><text:a xlink:type="simple" xlink:href="http://ww1.microchip.com/downloads/en/DeviceDoc/20005167C.pdf" text:style-name="Internet_20_link" text:visited-style-name="Visited_20_Internet_20_Link">http://ww1.microchip.com/downloads/en/DeviceDoc/20005167C.pdf</text:a><text:change-end text:change-id="ct94039409910224"/></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38" text:note-class="footnote"><text:note-citation>38</text:note-citation><text:note-body><text:p text:style-name="P25"><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039318535488"/>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6"><text:s/>2.1 <text:s/>Introduction<text:tab/>1</text:p>
          <text:p text:style-name="P36"><text:s/>2.2 <text:s/>Intended Use<text:tab/>1</text:p>
          <text:p text:style-name="P36"><text:s/>2.3 <text:s/>References and Context<text:tab/>2</text:p>
          <text:p text:style-name="P36"><text:s/>2.4 <text:s/>Physical Interconnection<text:tab/>2</text:p>
          <text:p text:style-name="P36"><text:s/>2.5 <text:s/>Data Transport<text:tab/>4</text:p>
          <text:p text:style-name="P36"><text:s/>2.6 <text:s/>ALT_L / ALT_H<text:tab/>4</text:p>
          <text:p text:style-name="P37"><text:s/>2.6.1 <text:s/>DCC Signal<text:tab/>5</text:p>
          <text:p text:style-name="P36"><text:s/>2.7 <text:s/>Supply of Power<text:tab/>6</text:p>
          <text:p text:style-name="P36"><text:s/>2.8 <text:s/>Consumption of Power<text:tab/>7</text:p>
          <text:p text:style-name="P36"><text:s/>2.9 <text:s/>Injection Current<text:tab/>8</text:p>
          <text:p text:style-name="P35"><text:s/>3 <text:s/>Design Issues<text:tab/>8</text:p>
          <text:p text:style-name="P36"><text:s/>3.1 <text:s/>Bus Termination<text:tab/>8</text:p>
          <text:p text:style-name="P37"><text:s/>3.1.1 <text:s/>Termination Circuits<text:tab/>8</text:p>
          <text:p text:style-name="P38"><text:s/>3.1.1.1 <text:s/>Passive single resistor<text:tab/>8</text:p>
          <text:p text:style-name="P38"><text:s/>3.1.1.2 <text:s/>Passive split resistors bypassed to ground<text:tab/>8</text:p>
          <text:p text:style-name="P38"><text:s/>3.1.1.3 <text:s/>Biased split termination<text:tab/>9</text:p>
          <text:p text:style-name="P38"><text:s/>3.1.1.4 <text:s/>Active termination<text:tab/>9</text:p>
          <text:p text:style-name="P38"><text:s/>3.1.1.5 <text:s/>Distributed termination<text:tab/>9</text:p>
          <text:p text:style-name="P37"><text:s/>3.1.2 <text:s/>Terminator Placement<text:tab/>9</text:p>
          <text:p text:style-name="P36"><text:s/>3.2 <text:s/>EMC Management and Noise Immunity<text:tab/>10</text:p>
          <text:p text:style-name="P37"><text:s/>3.2.1 <text:s/>Chokes<text:tab/>10</text:p>
          <text:p text:style-name="P37"><text:s/>3.2.2 <text:s/>ESD and surge protection<text:tab/>10</text:p>
          <text:p text:style-name="P36"><text:s/>3.3 <text:s/>Sample Schematic<text:tab/>10</text:p>
          <text:p text:style-name="P35"><text:s/>4 <text:s/>Repeaters, Bridges and Gateways<text:tab/>12</text:p>
          <text:p text:style-name="P36"><text:soft-page-break/><text:s/>4.1 <text:s/>Repeaters<text:tab/>12</text:p>
          <text:p text:style-name="P36"><text:s/>4.2 <text:s/>Bridges<text:tab/>13</text:p>
          <text:p text:style-name="P36"><text:s/>4.3 <text:s/>Gateways<text:tab/>13</text:p>
          <text:p text:style-name="P35"><text:s/>5 <text:s/>References<text:tab/>13</text:p>
          <text:p text:style-name="P36"><text:s/>5.1 <text:s/>Standards<text:tab/>14</text:p>
          <text:p text:style-name="P36"><text:s/>5.2 <text:s/>Books<text:tab/>14</text:p>
          <text:p text:style-name="P37"><text:s/>5.2.1 <text:s/>Recommended<text:tab/>14</text:p>
          <text:p text:style-name="P37"><text:s/>5.2.2 <text:s/>Not Recommended<text:tab/>14</text:p>
          <text:p text:style-name="P36"><text:s/>5.3 <text:s/>Application Notes<text:tab/>15</text:p>
          <text:p text:style-name="P37"><text:s/>5.3.1 <text:s/>Anixter<text:tab/>15</text:p>
          <text:p text:style-name="P37"><text:s/>5.3.2 <text:s/>Mohawk.com<text:tab/>15</text:p>
          <text:p text:style-name="P37"><text:s/>5.3.3 <text:s/>Microchip Corp<text:tab/>15</text:p>
          <text:p text:style-name="P37"><text:s/>5.3.4 <text:s/>ON Semiconductor<text:tab/>15</text:p>
          <text:p text:style-name="P37"><text:s/>5.3.5 <text:s/>NXP Electronics (Philips)<text:tab/>15</text:p>
          <text:p text:style-name="P37"><text:s/>5.3.6 <text:s/>Texas Instruments<text:tab/>15</text:p>
          <text:p text:style-name="P36"><text:s/>5.4 <text:s/>Component data sheets<text:tab/>16</text:p>
          <text:p text:style-name="P37"><text:s/>5.4.1 <text:s/>Microchip<text:tab/>16</text:p>
          <text:p text:style-name="P37"><text:s/>5.4.2 <text:s/>NXP Electronics (Philips)<text:tab/>16</text:p>
          <text:p text:style-name="P37"><text:s/>5.4.3 <text:s/>STMicroelectronics<text:tab/>17</text:p>
          <text:p text:style-name="P37"><text:s/>5.4.4 <text:s/>Texas Instruments<text:tab/>17</text:p>
          <text:p text:style-name="P36"><text:s/>5.5 <text:s/>Tools<text:tab/>17</text:p>
          <text:p text:style-name="P37"><text:s/>5.5.1 <text:s/>Microchip<text:tab/>17</text:p>
          <text:p text:style-name="P37"><text:s/>5.5.2 <text:s/>IXAAT<text:tab/>17</text:p>
        </text:index-body>
      </text:table-of-content>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P7"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8" style:family="paragraph" style:parent-style-name="Header">
      <style:paragraph-properties style:snap-to-layout-grid="false"/>
    </style:style>
    <style:style style:name="MP9"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17"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39283041376" text:id="ct94039283041376">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2</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0</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4"><text:user-defined style:data-style-name="N0" text:name="OLCBdate">November 6, 2022</text:user-defined></text:span></text:span></text:p>
            </text:deletion>
          </text:changed-region>
          <text:changed-region xml:id="ct94039307531328" text:id="ct94039307531328">
            <text:insertion>
              <office:change-info>
                <dc:creator>Alex Shepherd</dc:creator>
                <dc:date>2021-05-01T00:26:44</dc:date>
              </office:change-info>
            </text:insertion>
          </text:changed-region>
        </text:tracked-changes>
        <text:p text:style-name="MP4"><text:change text:change-id="ct94039283041376"/><text:change-start text:change-id="ct94039307531328"/><text:span text:style-name="Page_20_Number"><text:span text:style-name="MT5">Copyright 2011-</text:span></text:span><text:span text:style-name="Page_20_Number"><text:span text:style-name="MT5"><text:user-defined style:data-style-name="N0" text:name="OLCByear">2022</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9</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November 6, 2022</text:user-defined></text:span></text:span><text:change-end text:change-id="ct94039307531328"/></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2" text:anchor-type="paragraph" svg:x="0.2075in" svg:y="0.2398in" svg:width="2.798in" svg:height="0.9909in" draw:z-index="27"><draw:image xlink:href="Pictures/10000000000001310000006C7D17E3F2B0649A61.png" xlink:type="simple" xlink:show="embed" xlink:actuate="onLoad" draw:mime-type="image/png"/></draw:frame></text:p>
            </table:table-cell>
            <table:table-cell table:style-name="Table1.A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2">
            <table:covered-table-cell table:style-name="Table1.A1"/>
            <table:table-cell table:style-name="Table1.A1" office:value-type="string">
              <text:p text:style-name="MP8"/>
            </table:table-cell>
            <table:table-cell table:style-name="Table1.C2" table:number-columns-spanned="2" office:value-type="string">
              <text:p text:style-name="MP9">CAN Physical Layer </text:p>
            </table:table-cell>
            <table:covered-table-cell/>
          </table:table-row>
          <table:table-row table:style-name="Table1.3">
            <table:covered-table-cell table:style-name="Table1.A1"/>
            <table:table-cell table:style-name="Table1.A1" office:value-type="string">
              <text:p text:style-name="MP8"/>
            </table:table-cell>
            <table:table-cell table:style-name="Table1.C3" office:value-type="string">
              <text:p text:style-name="MP10"><text:user-defined style:data-style-name="N0" text:name="OLCBdate">November 6, 2022</text:user-defined></text:p>
            </table:table-cell>
            <table:table-cell table:style-name="Table1.D3" office:value-type="string">
              <text:p text:style-name="MP11"><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1724in" draw:transform="rotate (0.785398163397448) translate (0.184027777777778in 5.37701771653543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39317805216" text:id="ct94039317805216">
            <text:deletion>
              <office:change-info>
                <dc:creator>Alex Shepherd</dc:creator>
                <dc:date>2021-05-01T00:26:38</dc:date>
              </office:change-info>
              <text:p text:style-name="MP6"><text:span text:style-name="MT2">Copyright 2010-</text:span><text:span text:style-name="MT3"><text:user-defined style:data-style-name="N0" text:name="OLCByear">2022</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7"><text:user-defined style:data-style-name="N0" text:name="OLCBdate">November 6, 2022</text:user-defined></text:span></text:span></text:p>
            </text:deletion>
          </text:changed-region>
          <text:changed-region xml:id="ct94039317549072" text:id="ct94039317549072">
            <text:insertion>
              <office:change-info>
                <dc:creator>Alex Shepherd</dc:creator>
                <dc:date>2021-05-01T00:26:38</dc:date>
              </office:change-info>
            </text:insertion>
          </text:changed-region>
        </text:tracked-changes>
        <text:p text:style-name="MP6"><text:change text:change-id="ct94039317805216"/><text:change-start text:change-id="ct94039317549072"/><text:span text:style-name="Page_20_Number"><text:span text:style-name="MT5">Copyright 2011-</text:span></text:span><text:span text:style-name="Page_20_Number"><text:span text:style-name="MT5"><text:user-defined style:data-style-name="N0" text:name="OLCByear">2022</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November 6, 2022</text:user-defined></text:span></text:span><text:change-end text:change-id="ct94039317549072"/></text:p>
      </style:footer>
    </style:master-page>
    <style:master-page style:name="Left_20_Page" style:display-name="Left Page" style:page-layout-name="Mpm3" draw:style-name="Mdp1" style:next-style-name="Right_20_Page">
      <style:header>
        <text:p text:style-name="Header"><draw:custom-shape text:anchor-type="char" draw:z-index="1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3"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58</meta:editing-cycles>
    <meta:editing-duration>P8DT3H20M31S</meta:editing-duration>
    <meta:generator>LibreOffice/7.3.6.2$Linux_X86_64 LibreOffice_project/30$Build-2</meta:generator>
    <dc:date>2022-11-06T10:50:52.447730161</dc:date>
    <meta:printed-by>Bob Jacobsen</meta:printed-by>
    <meta:print-date>2011-07-19T15:37:15</meta:print-date>
    <meta:keyword>OpenLCB-CAN Physical Layer</meta:keyword>
    <meta:document-statistic meta:table-count="1" meta:image-count="6" meta:object-count="0" meta:page-count="19" meta:paragraph-count="307" meta:word-count="5618" meta:character-count="38346" meta:non-whitespace-character-count="32869"/>
    <meta:user-defined meta:name="OLCBdate">November 6, 2022</meta:user-defined>
    <meta:user-defined meta:name="OLCBstatus">Draft</meta:user-defined>
    <meta:user-defined meta:name="OLCByear">2022</meta:user-defined>
  </office:meta>
</office:document-meta>
</file>